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Таблиця1" style:family="table">
      <style:table-properties style:width="11.852cm" fo:margin-top="0cm" fo:margin-bottom="0cm" table:align="right" style:writing-mode="lr-tb"/>
    </style:style>
    <style:style style:name="Таблиця1.A" style:family="table-column">
      <style:table-column-properties style:column-width="6.251cm"/>
    </style:style>
    <style:style style:name="Таблиця1.B" style:family="table-column">
      <style:table-column-properties style:column-width="5.6cm"/>
    </style:style>
    <style:style style:name="Таблиця1.1" style:family="table-row">
      <style:table-row-properties style:min-row-height="1cm" fo:keep-together="auto"/>
    </style:style>
    <style:style style:name="Таблиця1.A1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" style:family="table">
      <style:table-properties style:width="18.32cm" fo:margin-top="0cm" fo:margin-bottom="0cm" table:align="right" style:writing-mode="lr-tb"/>
    </style:style>
    <style:style style:name="Таблиця2.A" style:family="table-column">
      <style:table-column-properties style:column-width="1.752cm"/>
    </style:style>
    <style:style style:name="Таблиця2.B" style:family="table-column">
      <style:table-column-properties style:column-width="5.955cm"/>
    </style:style>
    <style:style style:name="Таблиця2.C" style:family="table-column">
      <style:table-column-properties style:column-width="5.858cm"/>
    </style:style>
    <style:style style:name="Таблиця2.D" style:family="table-column">
      <style:table-column-properties style:column-width="4.755cm"/>
    </style:style>
    <style:style style:name="Таблиця2.1" style:family="table-row">
      <style:table-row-properties style:min-row-height="3.149cm" fo:keep-together="auto"/>
    </style:style>
    <style:style style:name="Таблиця2.A1" style:family="table-cell">
      <style:table-cell-properties style:vertical-align="middle" fo:background-color="#f3f3f3" fo:padding-left="0.191cm" fo:padding-right="0.191cm" fo:padding-top="0cm" fo:padding-bottom="0cm" fo:border="2.25pt solid #999999" style:writing-mode="lr-tb">
        <style:background-image/>
      </style:table-cell-properties>
    </style:style>
    <style:style style:name="Таблиця2.2" style:family="table-row">
      <style:table-row-properties style:min-row-height="2cm" fo:keep-together="auto"/>
    </style:style>
    <style:style style:name="Таблиця2.A2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B2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C2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D2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A3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B3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C3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D3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A4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B4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C4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D4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A5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B5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C5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D5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A6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B6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C6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D6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A7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B7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C7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D7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A8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B8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C8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D8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A9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B9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C9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D9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A10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B10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C10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D10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11" style:family="table-row">
      <style:table-row-properties style:min-row-height="2.835cm" fo:keep-together="auto"/>
    </style:style>
    <style:style style:name="Таблиця2.A11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B11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C11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2.D11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" style:family="table">
      <style:table-properties style:width="11.852cm" fo:margin-top="0cm" fo:margin-bottom="0cm" table:align="right" style:writing-mode="lr-tb"/>
    </style:style>
    <style:style style:name="Таблиця3.A" style:family="table-column">
      <style:table-column-properties style:column-width="6.251cm"/>
    </style:style>
    <style:style style:name="Таблиця3.B" style:family="table-column">
      <style:table-column-properties style:column-width="5.6cm"/>
    </style:style>
    <style:style style:name="Таблиця3.1" style:family="table-row">
      <style:table-row-properties style:min-row-height="1cm" fo:keep-together="auto"/>
    </style:style>
    <style:style style:name="Таблиця3.A1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4" style:family="table">
      <style:table-properties style:width="18.32cm" fo:margin-top="0cm" fo:margin-bottom="0cm" table:align="right" style:writing-mode="lr-tb"/>
    </style:style>
    <style:style style:name="Таблиця4.A" style:family="table-column">
      <style:table-column-properties style:column-width="1.752cm"/>
    </style:style>
    <style:style style:name="Таблиця4.B" style:family="table-column">
      <style:table-column-properties style:column-width="5.955cm"/>
    </style:style>
    <style:style style:name="Таблиця4.C" style:family="table-column">
      <style:table-column-properties style:column-width="5.858cm"/>
    </style:style>
    <style:style style:name="Таблиця4.D" style:family="table-column">
      <style:table-column-properties style:column-width="4.755cm"/>
    </style:style>
    <style:style style:name="Таблиця4.1" style:family="table-row">
      <style:table-row-properties style:min-row-height="3.149cm" fo:keep-together="auto"/>
    </style:style>
    <style:style style:name="Таблиця4.A1" style:family="table-cell">
      <style:table-cell-properties style:vertical-align="middle" fo:background-color="#f3f3f3" fo:padding-left="0.191cm" fo:padding-right="0.191cm" fo:padding-top="0cm" fo:padding-bottom="0cm" fo:border="2.25pt solid #999999" style:writing-mode="lr-tb">
        <style:background-image/>
      </style:table-cell-properties>
    </style:style>
    <style:style style:name="Таблиця4.2" style:family="table-row">
      <style:table-row-properties style:min-row-height="2cm" fo:keep-together="auto"/>
    </style:style>
    <style:style style:name="Таблиця4.A2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4.B2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4.C2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4.D2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4.A3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4.B3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4.C3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4.D3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4.A4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4.B4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4.C4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4.D4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4.A5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4.B5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4.C5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4.D5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4.A6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4.B6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4.C6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4.D6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P1" style:family="paragraph" style:parent-style-name="Header">
      <style:paragraph-properties fo:margin-right="0.635cm"/>
    </style:style>
    <style:style style:name="P2" style:family="paragraph" style:parent-style-name="Standard">
      <style:paragraph-properties fo:margin-left="10.252cm" fo:margin-right="0cm"/>
      <style:text-properties officeooo:paragraph-rsid="0013142f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</style:style>
    <style:style style:name="P5" style:family="paragraph" style:parent-style-name="Standard">
      <style:paragraph-properties fo:text-align="center" style:justify-single-word="false"/>
      <style:text-properties officeooo:paragraph-rsid="00149cd3"/>
    </style:style>
    <style:style style:name="P6" style:family="paragraph" style:parent-style-name="Standard">
      <style:paragraph-properties fo:margin-top="2.822cm" fo:margin-bottom="0cm" style:contextual-spacing="false" fo:text-align="center" style:justify-single-word="false"/>
      <style:text-properties officeooo:paragraph-rsid="0016067e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margin-top="4.586cm" fo:margin-bottom="0cm" style:contextual-spacing="false"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margin-left="10.252cm" fo:margin-right="0cm" fo:margin-top="2.469cm" fo:margin-bottom="0cm" style:contextual-spacing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left="10.252cm" fo:margin-right="0cm"/>
      <style:text-properties fo:font-size="14pt" style:font-size-asian="14pt" style:font-size-complex="14pt"/>
    </style:style>
    <style:style style:name="P11" style:family="paragraph" style:parent-style-name="Standard">
      <style:paragraph-properties fo:margin-left="10.252cm" fo:margin-right="0cm" fo:margin-top="1.058cm" fo:margin-bottom="0cm" style:contextual-spacing="false"/>
      <style:text-properties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ru" fo:country="RU" officeooo:rsid="00149cd3" officeooo:paragraph-rsid="00149cd3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14" style:family="paragraph" style:parent-style-name="Standard">
      <style:paragraph-properties fo:margin-left="10.252cm" fo:margin-right="0cm"/>
    </style:style>
    <style:style style:name="P15" style:family="paragraph" style:parent-style-name="Звичайний">
      <style:paragraph-properties fo:margin-left="1.251cm" fo:margin-right="1.251cm" fo:line-height="150%" style:register-true="true"/>
      <style:text-properties style:font-name="Times New Roman" fo:font-size="14pt" fo:language="ru" fo:country="RU" fo:font-weight="normal" officeooo:rsid="002414d5" officeooo:paragraph-rsid="0013142f" style:font-name-asian="Times New Roman1" style:font-size-asian="14pt" style:language-asian="uk" style:country-asian="UA" style:font-weight-asian="normal" style:font-name-complex="Times New Roman1" style:font-size-complex="14pt" style:font-weight-complex="normal"/>
    </style:style>
    <style:style style:name="P16" style:family="paragraph" style:parent-style-name="Standard">
      <style:paragraph-properties fo:margin-left="1.251cm" fo:margin-right="1.251cm" fo:margin-top="0cm" fo:margin-bottom="0cm" style:contextual-spacing="false" fo:line-height="150%" fo:text-align="justify" style:justify-single-word="false" style:register-true="true"/>
      <style:text-properties style:font-name="Times New Roman" fo:font-size="14pt" fo:language="ru" fo:country="RU" fo:font-weight="bold" officeooo:rsid="0021f421" officeooo:paragraph-rsid="0013142f" style:font-name-asian="Times New Roman1" style:font-size-asian="14pt" style:font-weight-asian="bold" style:font-name-complex="Times New Roman1" style:font-size-complex="14pt" style:font-weight-complex="bold"/>
    </style:style>
    <style:style style:name="P17" style:family="paragraph" style:parent-style-name="Звичайний">
      <style:paragraph-properties fo:margin-left="1.251cm" fo:margin-right="1.251cm" fo:line-height="150%" style:register-true="true"/>
      <style:text-properties style:font-name="Times New Roman" fo:font-size="14pt" fo:language="ru" fo:country="RU" fo:font-weight="bold" officeooo:rsid="002414d5" officeooo:paragraph-rsid="0013142f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1.251cm" fo:margin-right="1.251cm" fo:margin-top="0cm" fo:margin-bottom="0cm" style:contextual-spacing="false" fo:line-height="150%" fo:text-align="justify" style:justify-single-word="false" style:register-true="true"/>
      <style:text-properties style:font-name="Times New Roman" fo:font-size="14pt" officeooo:paragraph-rsid="0013142f" style:font-name-asian="Times New Roman1" style:font-size-asian="14pt" style:language-asian="uk" style:country-asian="UA" style:font-name-complex="Times New Roman1" style:font-size-complex="14pt"/>
    </style:style>
    <style:style style:name="P19" style:family="paragraph" style:parent-style-name="Standard">
      <style:paragraph-properties fo:margin-left="1.251cm" fo:margin-right="1.251cm" fo:margin-top="0cm" fo:margin-bottom="0cm" style:contextual-spacing="false" fo:line-height="150%" fo:text-align="center" style:justify-single-word="false" style:register-true="true"/>
      <style:text-properties style:font-name="Times New Roman" fo:font-size="14pt" fo:language="uk" fo:country="UA" fo:font-weight="bold" officeooo:rsid="0022bd52" officeooo:paragraph-rsid="0013142f" style:font-name-asian="Times New Roman1" style:font-size-asian="14pt" style:font-weight-asian="bold" style:font-name-complex="Times New Roman1" style:font-size-complex="14pt" style:font-weight-complex="bold"/>
    </style:style>
    <style:style style:name="P20" style:family="paragraph" style:parent-style-name="Звичайний">
      <style:paragraph-properties fo:margin-left="1.251cm" fo:margin-right="1.251cm" fo:line-height="150%" style:register-true="true"/>
      <style:text-properties style:font-name="Times New Roman" fo:font-size="14pt" fo:language="uk" fo:country="UA" fo:font-weight="bold" officeooo:rsid="003c5e6a" officeooo:paragraph-rsid="0013142f" style:font-name-asian="Times New Roman1" style:font-size-asian="14pt" style:language-asian="uk" style:country-asian="UA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margin-left="1.251cm" fo:margin-right="1.251cm" fo:margin-top="0cm" fo:margin-bottom="0cm" style:contextual-spacing="false" fo:line-height="150%" fo:text-align="start" style:justify-single-word="false" style:register-true="true"/>
      <style:text-properties style:font-name="Times New Roman" fo:font-size="14pt" fo:language="uk" fo:country="UA" fo:font-weight="bold" officeooo:rsid="004036c0" officeooo:paragraph-rsid="0013142f" style:font-name-asian="Times New Roman1" style:font-size-asian="12.25pt" style:font-weight-asian="bold" style:font-name-complex="Times New Roman1" style:font-size-complex="14pt" style:font-weight-complex="bold"/>
    </style:style>
    <style:style style:name="P22" style:family="paragraph" style:parent-style-name="Звичайний">
      <style:paragraph-properties fo:margin-left="1.251cm" fo:margin-right="1.251cm" fo:line-height="150%" style:register-true="true"/>
      <style:text-properties style:font-name="Times New Roman" fo:font-size="14pt" fo:language="uk" fo:country="UA" fo:font-weight="bold" officeooo:rsid="002414d5" officeooo:paragraph-rsid="0013142f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1.251cm" fo:margin-right="1.251cm" fo:margin-top="0cm" fo:margin-bottom="0cm" style:contextual-spacing="false" fo:line-height="150%" fo:text-align="justify" style:justify-single-word="false" style:register-true="true"/>
      <style:text-properties fo:font-weight="bold" officeooo:rsid="0021f421" officeooo:paragraph-rsid="0013142f" style:font-weight-asian="bold" style:font-weight-complex="bold"/>
    </style:style>
    <style:style style:name="P24" style:family="paragraph" style:parent-style-name="Standard">
      <style:paragraph-properties fo:margin-left="1.251cm" fo:margin-right="1.251cm" fo:margin-top="0cm" fo:margin-bottom="0cm" style:contextual-spacing="false" fo:line-height="150%" fo:text-align="start" style:justify-single-word="false" style:register-true="true"/>
      <style:text-properties style:font-name="Courier New" fo:font-size="12pt" fo:language="uk" fo:country="UA" fo:font-weight="normal" officeooo:rsid="004426b1" officeooo:paragraph-rsid="0013142f" style:font-name-asian="Times New Roman1" style:font-size-asian="12pt" style:font-weight-asian="normal" style:font-name-complex="Times New Roman1" style:font-size-complex="12pt" style:font-weight-complex="normal"/>
    </style:style>
    <style:style style:name="P25" style:family="paragraph" style:parent-style-name="Standard">
      <style:paragraph-properties fo:margin-left="1.251cm" fo:margin-right="1.251cm" fo:margin-top="0cm" fo:margin-bottom="0cm" style:contextual-spacing="false" fo:line-height="150%" fo:text-align="start" style:justify-single-word="false" style:register-true="true"/>
      <style:text-properties style:font-name="Courier New" fo:font-size="12pt" fo:language="ru" fo:country="RU" fo:font-weight="normal" officeooo:rsid="003c5e6a" officeooo:paragraph-rsid="0013142f" style:font-name-asian="Times New Roman1" style:font-size-asian="10.5pt" style:font-weight-asian="normal" style:font-name-complex="Times New Roman1" style:font-size-complex="12pt" style:font-weight-complex="normal"/>
    </style:style>
    <style:style style:name="P26" style:family="paragraph" style:parent-style-name="Standard">
      <style:paragraph-properties fo:margin-left="1.251cm" fo:margin-right="1.251cm" fo:margin-top="0cm" fo:margin-bottom="0cm" style:contextual-spacing="false" fo:line-height="150%" fo:text-align="justify" style:justify-single-word="false" style:register-true="true"/>
      <style:text-properties officeooo:paragraph-rsid="0013142f"/>
    </style:style>
    <style:style style:name="P27" style:family="paragraph" style:parent-style-name="Standard">
      <style:paragraph-properties fo:margin-left="1.251cm" fo:margin-right="1.251cm" fo:margin-top="0cm" fo:margin-bottom="0cm" style:contextual-spacing="false" fo:line-height="150%" fo:text-align="justify" style:justify-single-word="false" style:register-true="true"/>
      <style:text-properties officeooo:paragraph-rsid="0015ff16"/>
    </style:style>
    <style:style style:name="P28" style:family="paragraph" style:parent-style-name="Standard">
      <style:paragraph-properties fo:margin-left="1.251cm" fo:margin-right="1.251cm" fo:line-height="150%" fo:text-align="start" style:justify-single-word="false" style:register-true="true" fo:text-indent="0cm" style:auto-text-indent="false"/>
      <style:text-properties officeooo:paragraph-rsid="00172861"/>
    </style:style>
    <style:style style:name="P29" style:family="paragraph" style:parent-style-name="Звичайний">
      <style:paragraph-properties fo:margin-left="1.251cm" fo:margin-right="1.251cm" fo:line-height="150%" fo:text-align="start" style:justify-single-word="false" style:register-true="true" fo:text-indent="0cm" style:auto-text-indent="false"/>
      <style:text-properties officeooo:paragraph-rsid="00172861"/>
    </style:style>
    <style:style style:name="P30" style:family="paragraph" style:parent-style-name="Звичайний">
      <style:paragraph-properties fo:margin-left="1.251cm" fo:margin-right="1.251cm" fo:line-height="150%" fo:text-align="start" style:justify-single-word="false" style:register-true="true" fo:text-indent="1.251cm" style:auto-text-indent="false"/>
      <style:text-properties officeooo:paragraph-rsid="0013142f"/>
    </style:style>
    <style:style style:name="P31" style:family="paragraph" style:parent-style-name="Звичайний">
      <style:paragraph-properties fo:margin-left="1.251cm" fo:margin-right="1.251cm" fo:line-height="150%" fo:text-align="start" style:justify-single-word="false" style:register-true="true" fo:text-indent="0cm" style:auto-text-indent="false"/>
      <style:text-properties officeooo:paragraph-rsid="0013142f"/>
    </style:style>
    <style:style style:name="P32" style:family="paragraph" style:parent-style-name="Standard">
      <style:paragraph-properties fo:margin-left="0.183cm" fo:margin-right="0cm" fo:text-align="justify" style:justify-single-word="false" fo:text-indent="0cm" style:auto-text-indent="false" style:writing-mode="lr-tb">
        <style:tab-stops/>
      </style:paragraph-properties>
    </style:style>
    <style:style style:name="P33" style:family="paragraph" style:parent-style-name="Standard">
      <style:paragraph-properties fo:margin-left="0.183cm" fo:margin-right="-0.385cm" fo:text-align="justify" style:justify-single-word="false" fo:text-indent="0cm" style:auto-text-indent="false" style:writing-mode="lr-tb"/>
    </style:style>
    <style:style style:name="P34" style:family="paragraph" style:parent-style-name="Standard" style:master-page-name="Standard">
      <style:paragraph-properties fo:margin-top="1.058cm" fo:margin-bottom="0cm" style:contextual-spacing="false" fo:text-align="center" style:justify-single-word="false" style:page-number="0"/>
      <style:text-properties fo:font-size="14pt" style:font-size-asian="14pt" style:font-size-complex="14pt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paragraph-rsid="0013142f" style:font-name-asian="Times New Roman1" style:font-size-asian="14pt" style:language-asian="uk" style:country-asian="UA" style:font-name-complex="Times New Roman1" style:font-size-complex="14pt"/>
    </style:style>
    <style:style style:name="P36" style:family="paragraph" style:parent-style-name="Standard">
      <style:paragraph-properties fo:margin-left="0cm" fo:margin-right="-0.377cm" fo:text-align="justify" style:justify-single-word="false" fo:text-indent="0cm" style:auto-text-indent="false" style:writing-mode="lr-tb">
        <style:tab-stops/>
      </style:paragraph-properties>
      <style:text-properties style:font-name="Times New Roman" fo:font-size="14pt" style:font-size-asian="14pt" style:font-size-complex="14pt"/>
    </style:style>
    <style:style style:name="P37" style:family="paragraph" style:parent-style-name="Standard">
      <style:paragraph-properties fo:margin-left="0cm" fo:margin-right="-0.377cm" fo:text-align="justify" style:justify-single-word="false" fo:text-indent="0cm" style:auto-text-indent="false" style:writing-mode="lr-tb"/>
      <style:text-properties style:font-name="Times New Roman" fo:font-size="14pt" style:font-size-asian="14pt" style:font-size-complex="14pt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4pt" style:font-size-asian="14pt" style:font-size-complex="14pt"/>
    </style:style>
    <style:style style:name="P39" style:family="paragraph" style:parent-style-name="Standard">
      <style:paragraph-properties fo:margin-left="-0.101cm" fo:margin-right="-0.101cm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4pt" style:font-size-asian="14pt" style:font-size-complex="14pt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4pt" style:font-size-asian="14pt" style:font-size-complex="14pt"/>
    </style:style>
    <style:style style:name="P41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4pt" style:font-size-asian="14pt" style:font-size-complex="14pt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4pt" fo:language="en" fo:country="US" style:font-size-asian="14pt" style:font-size-complex="14pt"/>
    </style:style>
    <style:style style:name="P43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/>
    </style:style>
    <style:style style:name="P44" style:family="paragraph" style:parent-style-name="Standard">
      <style:paragraph-properties fo:margin-left="0cm" fo:margin-right="-0.377cm" fo:text-align="justify" style:justify-single-word="false" fo:text-indent="0cm" style:auto-text-indent="false" style:writing-mode="lr-tb">
        <style:tab-stops/>
      </style:paragraph-properties>
    </style:style>
    <style:style style:name="P45" style:family="paragraph" style:parent-style-name="Standard">
      <style:paragraph-properties fo:margin-left="0cm" fo:margin-right="-0.377cm" fo:text-align="justify" style:justify-single-word="false" fo:text-indent="0cm" style:auto-text-indent="false" style:writing-mode="lr-tb"/>
    </style:style>
    <style:style style:name="P46" style:family="paragraph" style:parent-style-name="Standard">
      <style:paragraph-properties fo:margin-left="0.183cm" fo:margin-right="0cm" fo:text-align="justify" style:justify-single-word="false" fo:text-indent="0cm" style:auto-text-indent="false" style:writing-mode="lr-tb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</style:style>
    <style:style style:name="P48" style:family="paragraph" style:parent-style-name="Standard">
      <style:paragraph-properties fo:margin-left="-0.101cm" fo:margin-right="-0.101cm" fo:text-align="center" style:justify-single-word="false" fo:text-indent="0cm" style:auto-text-indent="false" style:writing-mode="lr-tb">
        <style:tab-stops/>
      </style:paragraph-properties>
    </style:style>
    <style:style style:name="P49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</style:style>
    <style:style style:name="P50" style:family="paragraph" style:parent-style-name="Text_20_body" style:list-style-name="L1">
      <style:paragraph-properties fo:margin-top="0cm" fo:margin-bottom="0cm" style:contextual-spacing="false" fo:line-height="150%" fo:text-align="justify" style:justify-single-word="false" style:register-true="true"/>
      <style:text-properties style:font-name="Times New Roman" fo:font-size="14pt" fo:language="ru" fo:country="RU" fo:font-weight="normal" officeooo:rsid="0021f421" officeooo:paragraph-rsid="0013142f" style:font-name-asian="Times New Roman1" style:font-size-asian="14pt" style:font-weight-asian="normal" style:font-name-complex="Times New Roman1" style:font-size-complex="14pt" style:font-weight-complex="normal"/>
    </style:style>
    <style:style style:name="P51" style:family="paragraph" style:parent-style-name="Text_20_body" style:list-style-name="L1">
      <style:paragraph-properties fo:margin-top="0cm" fo:margin-bottom="0.423cm" style:contextual-spacing="false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9bb0d" style:font-size-asian="14pt" style:font-size-complex="14pt"/>
    </style:style>
    <style:style style:name="T3" style:family="text">
      <style:text-properties fo:font-size="14pt" fo:language="ru" fo:country="RU" style:font-size-asian="14pt" style:font-size-complex="14pt"/>
    </style:style>
    <style:style style:name="T4" style:family="text">
      <style:text-properties fo:font-size="14pt" fo:language="ru" fo:country="RU" officeooo:rsid="0013142f" style:font-size-asian="14pt" style:font-size-complex="14pt"/>
    </style:style>
    <style:style style:name="T5" style:family="text">
      <style:text-properties fo:font-size="14pt" fo:language="en" fo:country="US" officeooo:rsid="0013142f" style:font-size-asian="14pt" style:font-size-complex="14pt"/>
    </style:style>
    <style:style style:name="T6" style:family="text">
      <style:text-properties fo:font-size="14pt" fo:language="en" fo:country="US" officeooo:rsid="00149cd3" style:font-size-asian="14pt" style:font-size-complex="14pt"/>
    </style:style>
    <style:style style:name="T7" style:family="text">
      <style:text-properties fo:font-size="14pt" fo:language="uk" fo:country="UA" officeooo:rsid="0013142f" style:font-size-asian="14pt" style:font-size-complex="14pt"/>
    </style:style>
    <style:style style:name="T8" style:family="text">
      <style:text-properties fo:font-size="14pt" fo:language="uk" fo:country="UA" officeooo:rsid="00149cd3" style:font-size-asian="14pt" style:font-size-complex="14pt"/>
    </style:style>
    <style:style style:name="T9" style:family="text">
      <style:text-properties fo:font-size="15pt" fo:language="en" fo:country="US" style:font-size-asian="15pt" style:font-size-complex="15pt"/>
    </style:style>
    <style:style style:name="T10" style:family="text">
      <style:text-properties fo:language="ru" fo:country="RU"/>
    </style:style>
    <style:style style:name="T11" style:family="text">
      <style:text-properties fo:color="#000000" loext:opacity="100%"/>
    </style:style>
    <style:style style:name="T12" style:family="text">
      <style:text-properties fo:language="uk" fo:country="UA"/>
    </style:style>
    <style:style style:name="T13" style:family="text">
      <style:text-properties fo:language="uk" fo:country="UA" fo:font-weight="normal" style:font-name-asian="Times New Roman1" style:language-asian="uk" style:country-asian="UA" style:font-weight-asian="normal" style:font-name-complex="Times New Roman1" style:font-weight-complex="normal"/>
    </style:style>
    <style:style style:name="T14" style:family="text">
      <style:text-properties fo:language="uk" fo:country="UA" fo:font-weight="normal" officeooo:rsid="00482f53" style:font-name-asian="Times New Roman1" style:language-asian="uk" style:country-asian="UA" style:font-weight-asian="normal" style:font-name-complex="Times New Roman1" style:font-weight-complex="normal"/>
    </style:style>
    <style:style style:name="T15" style:family="text">
      <style:text-properties fo:language="uk" fo:country="UA" fo:font-weight="normal" officeooo:rsid="0017f9b1" style:font-name-asian="Times New Roman1" style:language-asian="uk" style:country-asian="UA" style:font-weight-asian="normal" style:font-name-complex="Times New Roman1" style:font-weight-complex="normal"/>
    </style:style>
    <style:style style:name="T16" style:family="text">
      <style:text-properties fo:language="uk" fo:country="UA" officeooo:rsid="00149cd3"/>
    </style:style>
    <style:style style:name="T17" style:family="text">
      <style:text-properties fo:language="en" fo:country="US"/>
    </style:style>
    <style:style style:name="T18" style:family="text">
      <style:text-properties fo:language="en" fo:country="US" fo:font-weight="normal" officeooo:rsid="00482f53" style:font-name-asian="Times New Roman1" style:language-asian="uk" style:country-asian="UA" style:font-weight-asian="normal" style:font-name-complex="Times New Roman1" style:font-weight-complex="normal"/>
    </style:style>
    <style:style style:name="T19" style:family="text">
      <style:text-properties fo:language="en" fo:country="US" fo:font-weight="normal" officeooo:rsid="0017f9b1" style:font-name-asian="Times New Roman1" style:language-asian="uk" style:country-asian="UA" style:font-weight-asian="normal" style:font-name-complex="Times New Roman1" style:font-weight-complex="normal"/>
    </style:style>
    <style:style style:name="T20" style:family="text">
      <style:text-properties fo:language="en" fo:country="US" officeooo:rsid="0016067e"/>
    </style:style>
    <style:style style:name="T21" style:family="text">
      <style:text-properties style:font-name="Times New Roman" fo:font-size="14pt" fo:font-weight="bold" style:font-name-asian="Times New Roman1" style:font-size-asian="14pt" style:language-asian="uk" style:country-asian="UA" style:font-weight-asian="bold" style:font-name-complex="Times New Roman1" style:font-size-complex="14pt" style:font-weight-complex="bold"/>
    </style:style>
    <style:style style:name="T22" style:family="text">
      <style:text-properties style:font-name="Times New Roman" fo:font-size="14pt" fo:font-weight="bold" officeooo:rsid="0021f421" style:font-name-asian="Times New Roman1" style:font-size-asian="14pt" style:language-asian="uk" style:country-asian="UA" style:font-weight-asian="bold" style:font-name-complex="Times New Roman1" style:font-size-complex="14pt" style:font-weight-complex="bold"/>
    </style:style>
    <style:style style:name="T23" style:family="text">
      <style:text-properties style:font-name="Times New Roman" fo:font-size="14pt" fo:language="en" fo:country="US" fo:font-weight="bold" officeooo:rsid="0021f421" style:font-name-asian="Times New Roman1" style:font-size-asian="14pt" style:language-asian="uk" style:country-asian="UA" style:font-weight-asian="bold" style:font-name-complex="Times New Roman1" style:font-size-complex="14pt" style:font-weight-complex="bold"/>
    </style:style>
    <style:style style:name="T24" style:family="text">
      <style:text-properties style:font-name="Times New Roman" fo:font-size="14pt" fo:language="en" fo:country="US" fo:font-weight="bold" officeooo:rsid="00168a1b" style:font-size-asian="12.25pt" style:font-weight-asian="bold" style:font-size-complex="14pt" style:font-weight-complex="bold"/>
    </style:style>
    <style:style style:name="T25" style:family="text"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T26" style:family="text">
      <style:text-properties style:font-name="Times New Roman" fo:font-size="14pt" fo:language="en" fo:country="US" fo:font-weight="bold" officeooo:rsid="00172861" style:font-size-asian="14pt" style:font-weight-asian="bold" style:font-size-complex="14pt" style:font-weight-complex="bold"/>
    </style:style>
    <style:style style:name="T27" style:family="text">
      <style:text-properties style:font-name="Times New Roman" fo:font-size="14pt" fo:language="en" fo:country="US" style:font-size-asian="14pt" style:font-size-complex="14pt"/>
    </style:style>
    <style:style style:name="T28" style:family="text"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29" style:family="text">
      <style:text-properties style:font-name="Times New Roman" fo:font-size="14pt" fo:language="uk" fo:country="UA" fo:font-weight="normal" style:font-name-asian="Times New Roman1" style:font-size-asian="14pt" style:language-asian="uk" style:country-asian="UA" style:font-weight-asian="normal" style:font-name-complex="Times New Roman1" style:font-size-complex="14pt" style:font-weight-complex="normal"/>
    </style:style>
    <style:style style:name="T30" style:family="text">
      <style:text-properties style:font-name="Times New Roman" fo:font-size="14pt" fo:language="uk" fo:country="UA" fo:font-weight="normal" officeooo:rsid="0021f421" style:font-name-asian="Times New Roman1" style:font-size-asian="14pt" style:language-asian="uk" style:country-asian="UA" style:font-weight-asian="normal" style:font-name-complex="Times New Roman1" style:font-size-complex="14pt" style:font-weight-complex="normal"/>
    </style:style>
    <style:style style:name="T31" style:family="text">
      <style:text-properties style:font-name="Times New Roman" fo:font-size="14pt" fo:language="uk" fo:country="UA" fo:font-weight="bold" officeooo:rsid="0021f421" style:font-size-asian="12.25pt" style:font-weight-asian="bold" style:font-size-complex="14pt" style:font-weight-complex="bold"/>
    </style:style>
    <style:style style:name="T32" style:family="text">
      <style:text-properties style:font-name="Times New Roman" fo:font-size="14pt" style:font-name-asian="Times New Roman1" style:font-size-asian="14pt" style:language-asian="uk" style:country-asian="UA" style:font-name-complex="Times New Roman1" style:font-size-complex="14pt"/>
    </style:style>
    <style:style style:name="T33" style:family="text">
      <style:text-properties style:font-name="Times New Roman" fo:font-size="14pt" officeooo:rsid="001e05f0" style:font-name-asian="Times New Roman1" style:font-size-asian="14pt" style:language-asian="uk" style:country-asian="UA" style:font-name-complex="Times New Roman1" style:font-size-complex="14pt"/>
    </style:style>
    <style:style style:name="T34" style:family="text">
      <style:text-properties style:font-name="Times New Roman" fo:font-size="14pt" style:font-size-asian="14pt" style:font-size-complex="14pt"/>
    </style:style>
    <style:style style:name="T35" style:family="text">
      <style:text-properties style:font-name="Times New Roman" fo:font-size="14pt" fo:language="ru" fo:country="RU" fo:font-weight="bold" officeooo:rsid="0021f421" style:font-size-asian="12.25pt" style:font-weight-asian="bold" style:font-size-complex="14pt" style:font-weight-complex="bold"/>
    </style:style>
    <style:style style:name="T36" style:family="text">
      <style:text-properties style:font-name="Times New Roman" fo:font-size="14pt" fo:language="ru" fo:country="RU" style:font-size-asian="14pt" style:font-size-complex="14pt"/>
    </style:style>
    <style:style style:name="T37" style:family="text">
      <style:text-properties fo:font-weight="normal" style:font-name-asian="Times New Roman1" style:language-asian="uk" style:country-asian="UA" style:font-weight-asian="normal" style:font-name-complex="Times New Roman1" style:font-weight-complex="normal"/>
    </style:style>
    <style:style style:name="T38" style:family="text">
      <style:text-properties fo:font-weight="normal" officeooo:rsid="0017f9b1" style:font-name-asian="Times New Roman1" style:language-asian="uk" style:country-asian="UA" style:font-weight-asian="normal" style:font-name-complex="Times New Roman1" style:font-weight-complex="normal"/>
    </style:style>
    <style:style style:name="T39" style:family="text">
      <style:text-properties officeooo:rsid="0016067e"/>
    </style:style>
    <style:style style:name="T40" style:family="text">
      <style:text-properties style:font-name="Courier New" fo:font-size="12pt" fo:language="en" fo:country="US" fo:font-weight="normal" style:font-size-asian="12pt" style:font-weight-asian="normal" style:font-size-complex="12pt" style:font-weight-complex="normal"/>
    </style:style>
    <style:style style:name="T41" style:family="text">
      <style:text-properties fo:color="#606060" loext:opacity="100%" style:font-name="Times New Roman" fo:font-size="14pt" fo:letter-spacing="-0.023cm" style:font-size-asian="14pt" style:font-size-complex="14pt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right" style:horizontal-rel="paragraph" draw:opacity="0%" fo:padding="0cm" fo:border="none" draw:wrap-influence-on-position="once-concurrent" loext:allow-overlap="false"/>
    </style:style>
    <style:style style:name="fr2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Міністерство освіти і науки України</text:p>
      <text:p text:style-name="P7">Центральноукраїнський національний технічний університет</text:p>
      <text:p text:style-name="P7">Механіко-технологічний факультет</text:p>
      <text:p text:style-name="P8">ЗВІТ</text:p>
      <text:p text:style-name="P3"><text:span text:style-name="T1">ПРО ВИКОНАННЯ ЛАБОРАТОРНОЇ РОБОТИ № </text:span><text:span text:style-name="T2">8</text:span></text:p>
      <text:p text:style-name="P7">з навчальної дисципліни <text:span text:style-name="T1"/></text:p>
      <text:p text:style-name="P7">“Базові методології та технології програмування”</text:p>
      <text:p text:style-name="P12">на тему</text:p>
      <text:p text:style-name="P5"><text:span text:style-name="T6">“</text:span><text:span text:style-name="T8">РЕАЛІЗАЦІЯ</text:span><text:span text:style-name="T16"> </text:span><text:span text:style-name="T8">СТАТИЧНИХ БІБЛІОТЕК</text:span><text:span text:style-name="T6">, </text:span><text:span text:style-name="T8">МОДУЛІВ</text:span><text:span text:style-name="T6">, </text:span><text:span text:style-name="T8">ЛІНІЙНИХ</text:span><text:span text:style-name="T6">,</text:span><text:span text:style-name="T8"> ОБЧИСЛЮВАЛЬНИХ ПРОЦЕСІВ</text:span><text:span text:style-name="T16"> </text:span><text:span text:style-name="T1">“</text:span></text:p>
      <text:p text:style-name="P13"/>
      <text:p text:style-name="P9">ЗАВДАННЯ ВИДАВ<text:span text:style-name="T1"/></text:p>
      <text:p text:style-name="P10">доцент кафедри кібербезпеки та програмного забезпечення</text:p>
      <text:p text:style-name="P10">Доренський О. П. <text:span text:style-name="T3"/></text:p>
      <text:p text:style-name="P14"><text:a xlink:type="simple" xlink:href="https://github.com/odorenskyi/Dmytro-Parkhomenko-KB18" text:style-name="Internet_20_link" text:visited-style-name="Visited_20_Internet_20_Link"><text:span text:style-name="Internet_20_link"><text:span text:style-name="T11">https://github.com/odorenskyi/</text:span></text:span></text:a><text:span text:style-name="T1"> </text:span></text:p>
      <text:p text:style-name="P11">ВИКОНАВ <text:span text:style-name="T1"/></text:p>
      <text:p text:style-name="P14"><text:span text:style-name="T1">студент академічної групи </text:span><text:span text:style-name="T3">К</text:span><text:span text:style-name="T7">І</text:span><text:span text:style-name="T3">-2</text:span><text:span text:style-name="T7">3</text:span></text:p>
      <text:p text:style-name="P14"><text:span text:style-name="T4">Гончар</text:span><text:span text:style-name="T1"> </text:span><text:span text:style-name="T4">А</text:span><text:span text:style-name="T1">. </text:span><text:span text:style-name="T4">Д</text:span><text:span text:style-name="T1">.</text:span></text:p>
      <text:p text:style-name="P11">ПЕРЕВІРИВ<text:span text:style-name="T1"/></text:p>
      <text:p text:style-name="P2"><text:span text:style-name="T1">викладач <text:line-break/></text:span><text:span text:style-name="T33">Дрєєва Г.М.</text:span></text:p>
      <text:p text:style-name="P6"><text:span text:style-name="T1">Кропивницький – 202</text:span><text:span text:style-name="T5">4</text:span></text:p>
      <text:p text:style-name="P6"><text:soft-page-break/><text:span text:style-name="T35">Лабараторна робота </text:span><text:span text:style-name="T31">№</text:span><text:span text:style-name="T24">8</text:span></text:p>
      <text:p text:style-name="P35" loext:marker-style-name="T32"/>
      <text:p text:style-name="P26"><text:span text:style-name="T22"><text:tab/>Тема</text:span><text:span text:style-name="T23">: </text:span><text:span text:style-name="T30">Реалізація статичних бібліотек, модулів, лінійних, обчислювальних процесів </text:span></text:p>
      <text:p text:style-name="P23"><text:span text:style-name="T29"/></text:p>
      <text:p text:style-name="P27"><text:span text:style-name="T21"><text:tab/>МЕТА</text:span><text:span text:style-name="T32">: Набути ґрунтовних вмінь і практичних навичок застосування теоретичних положень методології модульного програмування, реалізації метода функціональної декомпозиції задач, метода модульного (блочного) тестування, представлення мовою програмування С++ даних скалярних типів, арифметичних і логічних операцій, потокового введення й виведення інформації, розроблення програмних модулів та засобів у кросплатформовому середовищі Code::Blocks (GNU GCC Compiler). <text:s/></text:span></text:p>
      <text:p text:style-name="P18"/>
      <text:p text:style-name="P16">Завдання<text:span text:style-name="T12">:</text:span></text:p>
      <text:list text:style-name="L1">
        <text:list-item>
          <text:p text:style-name="P50">Реалізувати статичну бібліотеку модулів libModulesПрізвище C/C++, яка містить функцію розв’язування задачі 8.1.</text:p>
        </text:list-item>
        <text:list-item>
          <text:p text:style-name="P51">Реалізувати програмне забезпечення розв’язування задачі 8.2 — консольний застосунок.</text:p>
        </text:list-item>
      </text:list>
      <text:p text:style-name="P19">Варіант №<text:span text:style-name="T39">22</text:span></text:p>
      <text:p text:style-name="P19"/>
      <text:p text:style-name="P21">Лістинг <text:span text:style-name="T20">ModulesGonchar.a</text:span></text:p>
      <text:p text:style-name="P24">#include &lt;cmath&gt;</text:p>
      <text:p text:style-name="P24"/>
      <text:p text:style-name="P24">double s_calculation(double x, double y, double z){</text:p>
      <text:p text:style-name="P24"/>
      <text:p text:style-name="P24"><text:s text:c="4"/>system("chcp 65001 &gt; nul");</text:p>
      <text:p text:style-name="P24"/>
      <text:p text:style-name="P24"><text:s text:c="4"/>double S;</text:p>
      <text:p text:style-name="P24"/>
      <text:p text:style-name="P24"><text:s text:c="4"/>S = ((1.0/2) * pow(x , 2)) - sqrt(abs(pow((y+z),2) - pow(x, 5))) - log10(sin(z));</text:p>
      <text:p text:style-name="P24"/>
      <text:p text:style-name="P24"><text:s text:c="4"/>return S;</text:p>
      <text:p text:style-name="P24">}</text:p>
      <text:p text:style-name="P21"><text:soft-page-break/>Лістинг <text:span text:style-name="T20">ModulesGonchar.h</text:span></text:p>
      <text:p text:style-name="P21"><text:span text:style-name="T20"/></text:p>
      <text:p text:style-name="P25">#ifndef MODULESGONCHAR_H_INCLUDED</text:p>
      <text:p text:style-name="P25">#define MODULESGONCHAR_H_INCLUDED</text:p>
      <text:p text:style-name="P25"/>
      <text:p text:style-name="P25">double s_calculation(double x, double y, double z);</text:p>
      <text:p text:style-name="P25"/>
      <text:p text:style-name="P25">#endif // MODULESGONCHAR_H_INCLUDED</text:p>
      <text:p text:style-name="P25"/>
      <text:p text:style-name="P47" loext:marker-style-name="T41"><draw:frame draw:style-name="fr1" draw:name="Рамка2" text:anchor-type="paragraph" svg:y="0cm" svg:width="11.852cm" draw:z-index="8" loext:may-break-between-pages="true"><draw:text-box fo:min-height="0.041cm"><table:table table:name="Таблиця1" table:style-name="Таблиця1"><table:table-column table:style-name="Таблиця1.A"/><table:table-column table:style-name="Таблиця1.B"/><table:table-row table:style-name="Таблиця1.1"><table:table-cell table:style-name="Таблиця1.A1" office:value-type="string"><text:p text:style-name="P44" loext:marker-style-name="T34"><text:span text:style-name="T34">Назва тестового набору</text:span></text:p><text:p text:style-name="P36">Test Suite Description</text:p></table:table-cell><table:table-cell table:style-name="Таблиця1.A1" office:value-type="string"><text:p text:style-name="P32"><text:span text:style-name="T34">TS_lab_8</text:span><text:span text:style-name="T36">.1</text:span></text:p></table:table-cell></table:table-row><table:table-row table:style-name="Таблиця1.1"><table:table-cell table:style-name="Таблиця1.A1" office:value-type="string"><text:p text:style-name="P45" loext:marker-style-name="T34"><text:span text:style-name="T34">Назва проекта / ПЗ</text:span></text:p><text:p text:style-name="P37">Name of Project / Software</text:p></table:table-cell><table:table-cell table:style-name="Таблиця1.A1" office:value-type="string"><text:p text:style-name="P46" loext:marker-style-name="T17"><text:span text:style-name="T27">ModulesGonchar</text:span></text:p></table:table-cell></table:table-row><table:table-row table:style-name="Таблиця1.1"><table:table-cell table:style-name="Таблиця1.A1" office:value-type="string"><text:p text:style-name="P45" loext:marker-style-name="T34"><text:span text:style-name="T34">Рівень тестування</text:span></text:p><text:p text:style-name="P37">Level of Testing</text:p></table:table-cell><table:table-cell table:style-name="Таблиця1.A1" office:value-type="string"><text:p text:style-name="P33"><text:span text:style-name="T34">Модульний</text:span><text:span text:style-name="T27">/Unit </text:span><text:span text:style-name="T34">Testing</text:span></text:p></table:table-cell></table:table-row><table:table-row table:style-name="Таблиця1.1"><table:table-cell table:style-name="Таблиця1.A1" office:value-type="string"><text:p text:style-name="P45" loext:marker-style-name="T34"><text:span text:style-name="T34">Автор тест-сьюта </text:span></text:p><text:p text:style-name="P37">Test Suite Author</text:p></table:table-cell><table:table-cell table:style-name="Таблиця1.A1" office:value-type="string"><text:p text:style-name="P46" loext:marker-style-name="T10"><text:span text:style-name="T36">Гончар Артем</text:span><text:span text:style-name="T34">ій</text:span></text:p></table:table-cell></table:table-row><table:table-row table:style-name="Таблиця1.1"><table:table-cell table:style-name="Таблиця1.A1" office:value-type="string"><text:p text:style-name="P45" loext:marker-style-name="T34"><text:span text:style-name="T34">Виконавець </text:span></text:p><text:p text:style-name="P37">Implementer</text:p></table:table-cell><table:table-cell table:style-name="Таблиця1.A1" office:value-type="string"><text:p text:style-name="P46" loext:marker-style-name="T17"><text:span text:style-name="T27">TestDriver</text:span></text:p></table:table-cell></table:table-row></table:table></draw:text-box></draw:frame><text:line-break loext:clear="all"/></text:p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row table:style-name="Таблиця2.1">
          <table:table-cell table:style-name="Таблиця2.A1" office:value-type="string">
            <text:p text:style-name="P4"><text:span text:style-name="T34">ID</text:span><text:span text:style-name="T27"> TS</text:span></text:p>
          </table:table-cell>
          <table:table-cell table:style-name="Таблиця2.A1" office:value-type="string">
            <text:p text:style-name="P38">Вхід</text:p>
          </table:table-cell>
          <table:table-cell table:style-name="Таблиця2.A1" office:value-type="string">
            <text:p text:style-name="P38">Вихід</text:p>
          </table:table-cell>
          <table:table-cell table:style-name="Таблиця2.A1" office:value-type="string">
            <text:p text:style-name="P48" loext:marker-style-name="T34"><text:span text:style-name="T34">Результат тестування (пройшов/не вдалося/ заблокований) /</text:span><text:span text:style-name="T34"/></text:p>
            <text:p text:style-name="P39">Test Result<text:line-break/>(passed/failed/ blocked)</text:p>
          </table:table-cell>
        </table:table-row>
        <table:table-row table:style-name="Таблиця2.2">
          <table:table-cell table:style-name="Таблиця2.A2" office:value-type="string">
            <text:p text:style-name="P4" loext:marker-style-name="T17"><text:span text:style-name="T27">TC_</text:span><text:span text:style-name="T36">01</text:span></text:p>
          </table:table-cell>
          <table:table-cell table:style-name="Таблиця2.B2" office:value-type="string">
            <text:p text:style-name="P4" loext:marker-style-name="T17"><text:span text:style-name="T27">2,1,1</text:span><text:span text:style-name="T27"/></text:p>
          </table:table-cell>
          <table:table-cell table:style-name="Таблиця2.C2" office:value-type="string">
            <text:p text:style-name="P4" loext:marker-style-name="T17"><text:span text:style-name="T27">-3.21654</text:span><text:span text:style-name="T27"/></text:p>
          </table:table-cell>
          <table:table-cell table:style-name="Таблиця2.D2" office:value-type="string">
            <text:p text:style-name="P4" loext:marker-style-name="T17"><text:span text:style-name="T27">Passed</text:span><text:span text:style-name="T27"/></text:p>
          </table:table-cell>
        </table:table-row>
        <table:table-row table:style-name="Таблиця2.2">
          <table:table-cell table:style-name="Таблиця2.A3" office:value-type="string">
            <text:p text:style-name="P4" loext:marker-style-name="T17"><text:span text:style-name="T27">TC_</text:span><text:span text:style-name="T36">02</text:span></text:p>
          </table:table-cell>
          <table:table-cell table:style-name="Таблиця2.B3" office:value-type="string">
            <text:p text:style-name="P4" loext:marker-style-name="T17"><text:span text:style-name="T27">4,4,4</text:span><text:span text:style-name="T27"/></text:p>
          </table:table-cell>
          <table:table-cell table:style-name="Таблиця2.C3" office:value-type="string">
            <text:p text:style-name="P4" loext:marker-style-name="T10"><text:span text:style-name="T36">nan</text:span><text:span text:style-name="T36"/></text:p>
          </table:table-cell>
          <table:table-cell table:style-name="Таблиця2.D3" office:value-type="string">
            <text:p text:style-name="P4" loext:marker-style-name="T17"><text:span text:style-name="T27">Passed</text:span><text:span text:style-name="T27"/></text:p>
          </table:table-cell>
        </table:table-row>
        <table:table-row table:style-name="Таблиця2.2">
          <table:table-cell table:style-name="Таблиця2.A4" office:value-type="string">
            <text:p text:style-name="P47" loext:marker-style-name="T17"><text:span text:style-name="T27">TC_</text:span><text:span text:style-name="T36">03</text:span></text:p>
          </table:table-cell>
          <table:table-cell table:style-name="Таблиця2.B4" office:value-type="string">
            <text:p text:style-name="P47" loext:marker-style-name="T17"><text:span text:style-name="T27">0,0,0</text:span><text:span text:style-name="T27"/></text:p>
          </table:table-cell>
          <table:table-cell table:style-name="Таблиця2.C4" office:value-type="string">
            <text:p text:style-name="P47" loext:marker-style-name="T17"><text:span text:style-name="T27">inf</text:span><text:span text:style-name="T27"/></text:p>
          </table:table-cell>
          <table:table-cell table:style-name="Таблиця2.D4" office:value-type="string">
            <text:p text:style-name="P47" loext:marker-style-name="T17"><text:span text:style-name="T27">Passed</text:span><text:span text:style-name="T27"/></text:p>
          </table:table-cell>
        </table:table-row>
        <table:table-row table:style-name="Таблиця2.2">
          <table:table-cell table:style-name="Таблиця2.A5" office:value-type="string">
            <text:p text:style-name="P47" loext:marker-style-name="T17"><text:span text:style-name="T27">TC_</text:span><text:span text:style-name="T36">04</text:span></text:p>
          </table:table-cell>
          <table:table-cell table:style-name="Таблиця2.B5" office:value-type="string">
            <text:p text:style-name="P47" loext:marker-style-name="T17"><text:span text:style-name="T27">3,6,1</text:span><text:span text:style-name="T27"/></text:p>
          </table:table-cell>
          <table:table-cell table:style-name="Таблиця2.C5" office:value-type="string">
            <text:p text:style-name="P47" loext:marker-style-name="T10"><text:span text:style-name="T36">-9.35343</text:span><text:span text:style-name="T36"/></text:p>
          </table:table-cell>
          <table:table-cell table:style-name="Таблиця2.D5" office:value-type="string">
            <text:p text:style-name="P47" loext:marker-style-name="T17"><text:span text:style-name="T27">Passed</text:span><text:span text:style-name="T27"/></text:p>
          </table:table-cell>
        </table:table-row>
        <table:table-row table:style-name="Таблиця2.2">
          <table:table-cell table:style-name="Таблиця2.A6" office:value-type="string">
            <text:p text:style-name="P47" loext:marker-style-name="T17"><text:span text:style-name="T27">TC_</text:span><text:span text:style-name="T36">05</text:span></text:p>
          </table:table-cell>
          <table:table-cell table:style-name="Таблиця2.B6" office:value-type="string">
            <text:p text:style-name="P47" loext:marker-style-name="T17"><text:span text:style-name="T27">-1,-2,-3</text:span><text:span text:style-name="T27"/></text:p>
          </table:table-cell>
          <table:table-cell table:style-name="Таблиця2.C6" office:value-type="string">
            <text:p text:style-name="P47" loext:marker-style-name="T17"><text:span text:style-name="T27">nan</text:span><text:span text:style-name="T27"/></text:p>
          </table:table-cell>
          <table:table-cell table:style-name="Таблиця2.D6" office:value-type="string">
            <text:p text:style-name="P47" loext:marker-style-name="T17"><text:span text:style-name="T27">Passed</text:span><text:span text:style-name="T27"/></text:p>
          </table:table-cell>
        </table:table-row>
        <text:soft-page-break/>
        <table:table-row table:style-name="Таблиця2.2">
          <table:table-cell table:style-name="Таблиця2.A7" office:value-type="string">
            <text:p text:style-name="P47" loext:marker-style-name="T17"><text:span text:style-name="T27">TC_</text:span><text:span text:style-name="T36">06</text:span></text:p>
          </table:table-cell>
          <table:table-cell table:style-name="Таблиця2.B7" office:value-type="string">
            <text:p text:style-name="P47" loext:marker-style-name="T17"><text:span text:style-name="T27">10,2,1</text:span><text:span text:style-name="T27"/></text:p>
          </table:table-cell>
          <table:table-cell table:style-name="Таблиця2.C7" office:value-type="string">
            <text:p text:style-name="P47" loext:marker-style-name="T10"><text:span text:style-name="T36">-266.139</text:span><text:span text:style-name="T36"/></text:p>
          </table:table-cell>
          <table:table-cell table:style-name="Таблиця2.D7" office:value-type="string">
            <text:p text:style-name="P47" loext:marker-style-name="T17"><text:span text:style-name="T27">Passed</text:span><text:span text:style-name="T27"/></text:p>
          </table:table-cell>
        </table:table-row>
        <table:table-row table:style-name="Таблиця2.2">
          <table:table-cell table:style-name="Таблиця2.A8" office:value-type="string">
            <text:p text:style-name="P47" loext:marker-style-name="T17"><text:span text:style-name="T27">TC_</text:span><text:span text:style-name="T36">07</text:span></text:p>
          </table:table-cell>
          <table:table-cell table:style-name="Таблиця2.B8" office:value-type="string">
            <text:p text:style-name="P47" loext:marker-style-name="T17"><text:span text:style-name="T27">-2,-2,-2</text:span><text:span text:style-name="T27"/></text:p>
          </table:table-cell>
          <table:table-cell table:style-name="Таблиця2.C8" office:value-type="string">
            <text:p text:style-name="P47" loext:marker-style-name="T10"><text:span text:style-name="T36">nan</text:span><text:span text:style-name="T36"/></text:p>
          </table:table-cell>
          <table:table-cell table:style-name="Таблиця2.D8" office:value-type="string">
            <text:p text:style-name="P47" loext:marker-style-name="T17"><text:span text:style-name="T27">Passed</text:span><text:span text:style-name="T27"/></text:p>
          </table:table-cell>
        </table:table-row>
        <table:table-row table:style-name="Таблиця2.2">
          <table:table-cell table:style-name="Таблиця2.A9" office:value-type="string">
            <text:p text:style-name="P47" loext:marker-style-name="T17"><text:span text:style-name="T27">TC_</text:span><text:span text:style-name="T36">08</text:span></text:p>
          </table:table-cell>
          <table:table-cell table:style-name="Таблиця2.B9" office:value-type="string">
            <text:p text:style-name="P47" loext:marker-style-name="T17"><text:span text:style-name="T27">0,1,2</text:span><text:span text:style-name="T27"/></text:p>
          </table:table-cell>
          <table:table-cell table:style-name="Таблиця2.C9" office:value-type="string">
            <text:p text:style-name="P47" loext:marker-style-name="T10"><text:span text:style-name="T36">-2.95871</text:span><text:span text:style-name="T36"/></text:p>
          </table:table-cell>
          <table:table-cell table:style-name="Таблиця2.D9" office:value-type="string">
            <text:p text:style-name="P47" loext:marker-style-name="T17"><text:span text:style-name="T27">Passed</text:span><text:span text:style-name="T27"/></text:p>
          </table:table-cell>
        </table:table-row>
        <table:table-row table:style-name="Таблиця2.2">
          <table:table-cell table:style-name="Таблиця2.A10" office:value-type="string">
            <text:p text:style-name="P47" loext:marker-style-name="T17"><text:span text:style-name="T27">TC_</text:span><text:span text:style-name="T36">09</text:span></text:p>
          </table:table-cell>
          <table:table-cell table:style-name="Таблиця2.B10" office:value-type="string">
            <text:p text:style-name="P47" loext:marker-style-name="T17"><text:span text:style-name="T27">-3,-3,10</text:span><text:span text:style-name="T27"/></text:p>
          </table:table-cell>
          <table:table-cell table:style-name="Таблиця2.C10" office:value-type="string">
            <text:p text:style-name="P47" loext:marker-style-name="T17"><text:span text:style-name="T27">nan</text:span><text:span text:style-name="T27"/></text:p>
          </table:table-cell>
          <table:table-cell table:style-name="Таблиця2.D10" office:value-type="string">
            <text:p text:style-name="P47" loext:marker-style-name="T17"><text:span text:style-name="T27">Passed</text:span><text:span text:style-name="T27"/></text:p>
          </table:table-cell>
        </table:table-row>
        <table:table-row table:style-name="Таблиця2.11">
          <table:table-cell table:style-name="Таблиця2.A11" office:value-type="string">
            <text:p text:style-name="P4" loext:marker-style-name="T17"><text:span text:style-name="T27">TC_</text:span><text:span text:style-name="T36">10</text:span></text:p>
          </table:table-cell>
          <table:table-cell table:style-name="Таблиця2.B11" office:value-type="string">
            <text:p text:style-name="P38">1,4,4</text:p>
          </table:table-cell>
          <table:table-cell table:style-name="Таблиця2.C11" office:value-type="string">
            <text:p text:style-name="P4" loext:marker-style-name="T17"><text:span text:style-name="T27">nan</text:span><text:span text:style-name="T27"/></text:p>
          </table:table-cell>
          <table:table-cell table:style-name="Таблиця2.D11" office:value-type="string">
            <text:p text:style-name="P4" loext:marker-style-name="T17"><text:span text:style-name="T27">Passed</text:span><text:span text:style-name="T27"/></text:p>
          </table:table-cell>
        </table:table-row>
      </table:table>
      <text:p text:style-name="P43" loext:marker-style-name="T34"/>
      <text:p text:style-name="P30"><text:span text:style-name="Шрифт_20_абзацу_20_за_20_замовчуванням"><text:span text:style-name="T9"><text:line-break/></text:span></text:span><text:span text:style-name="Шрифт_20_абзацу_20_за_20_замовчуванням"><text:span text:style-name="T25">Лістинг TestDriver: </text:span></text:span></text:p>
      <text:p text:style-name="P31"><text:span text:style-name="Шрифт_20_абзацу_20_за_20_замовчуванням"><text:span text:style-name="T25"/></text:span></text:p>
      <text:p text:style-name="P31"><text:span text:style-name="Шрифт_20_абзацу_20_за_20_замовчуванням"><text:span text:style-name="T40">#include &lt;iostream&gt;</text:span></text:span></text:p>
      <text:p text:style-name="P31"><text:span text:style-name="Шрифт_20_абзацу_20_за_20_замовчуванням"><text:span text:style-name="T40">#include &lt;ModulesGonchar.h&gt;</text:span></text:span></text:p>
      <text:p text:style-name="P31"><text:span text:style-name="Шрифт_20_абзацу_20_за_20_замовчуванням"><text:span text:style-name="T40">using namespace std;</text:span></text:span></text:p>
      <text:p text:style-name="P31"><text:span text:style-name="Шрифт_20_абзацу_20_за_20_замовчуванням"><text:span text:style-name="T40"/></text:span></text:p>
      <text:p text:style-name="P31"><text:span text:style-name="Шрифт_20_абзацу_20_за_20_замовчуванням"><text:span text:style-name="T40">int main()</text:span></text:span></text:p>
      <text:p text:style-name="P31"><text:span text:style-name="Шрифт_20_абзацу_20_за_20_замовчуванням"><text:span text:style-name="T40">{</text:span></text:span></text:p>
      <text:p text:style-name="P31"><text:span text:style-name="Шрифт_20_абзацу_20_за_20_замовчуванням"><text:span text:style-name="T40"><text:s text:c="4"/>cout&lt;&lt;s_calculation(2,1,1)&lt;&lt;endl;</text:span></text:span></text:p>
      <text:p text:style-name="P31"><text:span text:style-name="Шрифт_20_абзацу_20_за_20_замовчуванням"><text:span text:style-name="T40"><text:s text:c="4"/>cout&lt;&lt;s_calculation(4,4,4)&lt;&lt;endl;</text:span></text:span></text:p>
      <text:p text:style-name="P31"><text:span text:style-name="Шрифт_20_абзацу_20_за_20_замовчуванням"><text:span text:style-name="T40"><text:s text:c="4"/>cout&lt;&lt;s_calculation(0,0,0)&lt;&lt;endl;</text:span></text:span></text:p>
      <text:p text:style-name="P31"><text:span text:style-name="Шрифт_20_абзацу_20_за_20_замовчуванням"><text:span text:style-name="T40"><text:s text:c="4"/>cout&lt;&lt;s_calculation(3,6,1)&lt;&lt;endl;</text:span></text:span></text:p>
      <text:p text:style-name="P31"><text:span text:style-name="Шрифт_20_абзацу_20_за_20_замовчуванням"><text:span text:style-name="T40"><text:s text:c="4"/>cout&lt;&lt;s_calculation(-1,-2,-3)&lt;&lt;endl;</text:span></text:span></text:p>
      <text:p text:style-name="P31"><text:span text:style-name="Шрифт_20_абзацу_20_за_20_замовчуванням"><text:span text:style-name="T40"><text:s text:c="4"/>cout&lt;&lt;s_calculation(10,2,1)&lt;&lt;endl;</text:span></text:span></text:p>
      <text:p text:style-name="P31"><text:span text:style-name="Шрифт_20_абзацу_20_за_20_замовчуванням"><text:span text:style-name="T40"><text:s text:c="4"/>cout&lt;&lt;s_calculation(-2,-2,-2)&lt;&lt;endl;</text:span></text:span></text:p>
      <text:p text:style-name="P31"><text:span text:style-name="Шрифт_20_абзацу_20_за_20_замовчуванням"><text:span text:style-name="T40"><text:s text:c="4"/>cout&lt;&lt;s_calculation(0,1,2)&lt;&lt;endl;</text:span></text:span></text:p>
      <text:p text:style-name="P31"><text:span text:style-name="Шрифт_20_абзацу_20_за_20_замовчуванням"><text:span text:style-name="T40"><text:s text:c="4"/>cout&lt;&lt;s_calculation(-3,-3,10)&lt;&lt;endl;</text:span></text:span></text:p>
      <text:p text:style-name="P31"><text:span text:style-name="Шрифт_20_абзацу_20_за_20_замовчуванням"><text:span text:style-name="T40"><text:s text:c="4"/>cout&lt;&lt;s_calculation(1,4,4)&lt;&lt;endl;</text:span></text:span></text:p>
      <text:p text:style-name="P31"><text:span text:style-name="Шрифт_20_абзацу_20_за_20_замовчуванням"><text:span text:style-name="T40">}</text:span></text:span></text:p>
      <text:p text:style-name="P31"><text:span text:style-name="Шрифт_20_абзацу_20_за_20_замовчуванням"><text:span text:style-name="T40"/></text:span></text:p>
      <text:p text:style-name="P29"><text:soft-page-break/><text:span text:style-name="Шрифт_20_абзацу_20_за_20_замовчуванням"><text:span text:style-name="T25">Лістинг </text:span></text:span><text:span text:style-name="Шрифт_20_абзацу_20_за_20_замовчуванням"><text:span text:style-name="T26">Gonchar-task</text:span></text:span><text:span text:style-name="Шрифт_20_абзацу_20_за_20_замовчуванням"><text:span text:style-name="T25">:</text:span></text:span></text:p>
      <text:p text:style-name="P29"><text:span text:style-name="Шрифт_20_абзацу_20_за_20_замовчуванням"><text:span text:style-name="T25"/></text:span></text:p>
      <text:p text:style-name="P29"><text:span text:style-name="Шрифт_20_абзацу_20_за_20_замовчуванням"><text:span text:style-name="T40">#include &lt;iostream&gt;</text:span></text:span></text:p>
      <text:p text:style-name="P29"><text:span text:style-name="Шрифт_20_абзацу_20_за_20_замовчуванням"><text:span text:style-name="T40">#include &lt;ModulesGonchar.h&gt;</text:span></text:span></text:p>
      <text:p text:style-name="P29"><text:span text:style-name="Шрифт_20_абзацу_20_за_20_замовчуванням"><text:span text:style-name="T40">using namespace std;</text:span></text:span></text:p>
      <text:p text:style-name="P29"><text:span text:style-name="Шрифт_20_абзацу_20_за_20_замовчуванням"><text:span text:style-name="T40"/></text:span></text:p>
      <text:p text:style-name="P29"><text:span text:style-name="Шрифт_20_абзацу_20_за_20_замовчуванням"><text:span text:style-name="T40">void aboutAuthor(){</text:span></text:span></text:p>
      <text:p text:style-name="P29"><text:span text:style-name="Шрифт_20_абзацу_20_за_20_замовчуванням"><text:span text:style-name="T40"><text:s text:c="4"/>cout&lt;&lt;"Гончар Артемій ©"&lt;&lt;endl;</text:span></text:span></text:p>
      <text:p text:style-name="P29"><text:span text:style-name="Шрифт_20_абзацу_20_за_20_замовчуванням"><text:span text:style-name="T40">}</text:span></text:span></text:p>
      <text:p text:style-name="P29"><text:span text:style-name="Шрифт_20_абзацу_20_за_20_замовчуванням"><text:span text:style-name="T40"/></text:span></text:p>
      <text:p text:style-name="P29"><text:span text:style-name="Шрифт_20_абзацу_20_за_20_замовчуванням"><text:span text:style-name="T40">int aAndB(int a, int b){</text:span></text:span></text:p>
      <text:p text:style-name="P29"><text:span text:style-name="Шрифт_20_абзацу_20_за_20_замовчуванням"><text:span text:style-name="T40"><text:s text:c="4"/>int result = (a + 1 &lt;= b) ? 1 : 0;</text:span></text:span></text:p>
      <text:p text:style-name="P29"><text:span text:style-name="Шрифт_20_абзацу_20_за_20_замовчуванням"><text:span text:style-name="T40"><text:s text:c="4"/>return result;</text:span></text:span></text:p>
      <text:p text:style-name="P29"><text:span text:style-name="Шрифт_20_абзацу_20_за_20_замовчуванням"><text:span text:style-name="T40">}</text:span></text:span></text:p>
      <text:p text:style-name="P29"><text:span text:style-name="Шрифт_20_абзацу_20_за_20_замовчуванням"><text:span text:style-name="T40"/></text:span></text:p>
      <text:p text:style-name="P29"><text:span text:style-name="Шрифт_20_абзацу_20_за_20_замовчуванням"><text:span text:style-name="T40">int main()</text:span></text:span></text:p>
      <text:p text:style-name="P29"><text:span text:style-name="Шрифт_20_абзацу_20_за_20_замовчуванням"><text:span text:style-name="T40">{</text:span></text:span></text:p>
      <text:p text:style-name="P29"><text:span text:style-name="Шрифт_20_абзацу_20_за_20_замовчуванням"><text:span text:style-name="T40"><text:s text:c="4"/>system("chcp 65001 &amp; cls");</text:span></text:span></text:p>
      <text:p text:style-name="P29"><text:span text:style-name="Шрифт_20_абзацу_20_за_20_замовчуванням"><text:span text:style-name="T40"><text:s text:c="4"/>int x;</text:span></text:span></text:p>
      <text:p text:style-name="P29"><text:span text:style-name="Шрифт_20_абзацу_20_за_20_замовчуванням"><text:span text:style-name="T40"><text:s text:c="4"/>int y;</text:span></text:span></text:p>
      <text:p text:style-name="P29"><text:span text:style-name="Шрифт_20_абзацу_20_за_20_замовчуванням"><text:span text:style-name="T40"><text:s text:c="4"/>int z;</text:span></text:span></text:p>
      <text:p text:style-name="P29"><text:span text:style-name="Шрифт_20_абзацу_20_за_20_замовчуванням"><text:span text:style-name="T40"><text:s text:c="4"/>int a;</text:span></text:span></text:p>
      <text:p text:style-name="P29"><text:span text:style-name="Шрифт_20_абзацу_20_за_20_замовчуванням"><text:span text:style-name="T40"><text:s text:c="4"/>int b;</text:span></text:span></text:p>
      <text:p text:style-name="P29"><text:span text:style-name="Шрифт_20_абзацу_20_за_20_замовчуванням"><text:span text:style-name="T40"><text:s text:c="4"/>cout&lt;&lt;"Enter x,y,z"&lt;&lt;endl;</text:span></text:span></text:p>
      <text:p text:style-name="P29"><text:span text:style-name="Шрифт_20_абзацу_20_за_20_замовчуванням"><text:span text:style-name="T40"><text:s text:c="4"/>cin&gt;&gt;x;</text:span></text:span></text:p>
      <text:p text:style-name="P29"><text:span text:style-name="Шрифт_20_абзацу_20_за_20_замовчуванням"><text:span text:style-name="T40"><text:s text:c="4"/>cin&gt;&gt;y;</text:span></text:span></text:p>
      <text:p text:style-name="P29"><text:span text:style-name="Шрифт_20_абзацу_20_за_20_замовчуванням"><text:span text:style-name="T40"><text:s text:c="4"/>cin&gt;&gt;z;</text:span></text:span></text:p>
      <text:p text:style-name="P29"><text:span text:style-name="Шрифт_20_абзацу_20_за_20_замовчуванням"><text:span text:style-name="T40"><text:s text:c="4"/>cout&lt;&lt;"Enter a, b"&lt;&lt;endl;</text:span></text:span></text:p>
      <text:p text:style-name="P29"><text:span text:style-name="Шрифт_20_абзацу_20_за_20_замовчуванням"><text:span text:style-name="T40"><text:s text:c="4"/>cin&gt;&gt;a;</text:span></text:span></text:p>
      <text:p text:style-name="P29"><text:span text:style-name="Шрифт_20_абзацу_20_за_20_замовчуванням"><text:span text:style-name="T40"><text:s text:c="4"/>cin&gt;&gt;b;</text:span></text:span></text:p>
      <text:p text:style-name="P29"><text:span text:style-name="Шрифт_20_абзацу_20_за_20_замовчуванням"><text:span text:style-name="T40"><text:s text:c="4"/>cout&lt;&lt;endl;</text:span></text:span></text:p>
      <text:p text:style-name="P29"><text:span text:style-name="Шрифт_20_абзацу_20_за_20_замовчуванням"><text:span text:style-name="T40"><text:s text:c="4"/>cout&lt;&lt;s_calculation(x,y,z)&lt;&lt;endl;</text:span></text:span></text:p>
      <text:p text:style-name="P29"><text:span text:style-name="Шрифт_20_абзацу_20_за_20_замовчуванням"><text:span text:style-name="T40"><text:s text:c="4"/>cout&lt;&lt;aAndB(a,b)&lt;&lt;endl;</text:span></text:span></text:p>
      <text:p text:style-name="P29"><text:span text:style-name="Шрифт_20_абзацу_20_за_20_замовчуванням"><text:span text:style-name="T40"><text:s text:c="4"/>cout &lt;&lt; "x hex: " &lt;&lt; hex &lt;&lt; x &lt;&lt; endl;</text:span></text:span></text:p>
      <text:p text:style-name="P29"><text:span text:style-name="Шрифт_20_абзацу_20_за_20_замовчуванням"><text:span text:style-name="T40"><text:s text:c="4"/>cout &lt;&lt; "y hex: " &lt;&lt; hex &lt;&lt; y &lt;&lt; endl;</text:span></text:span></text:p>
      <text:p text:style-name="P29"><text:span text:style-name="Шрифт_20_абзацу_20_за_20_замовчуванням"><text:span text:style-name="T40"><text:s text:c="4"/>cout &lt;&lt; "z hex: " &lt;&lt; hex &lt;&lt; z &lt;&lt; endl;</text:span></text:span></text:p>
      <text:p text:style-name="P29"><text:span text:style-name="Шрифт_20_абзацу_20_за_20_замовчуванням"><text:span text:style-name="T40"><text:s text:c="4"/>cout &lt;&lt; "x dec: " &lt;&lt; oct &lt;&lt; x &lt;&lt; endl;</text:span></text:span></text:p>
      <text:p text:style-name="P29"><text:span text:style-name="Шрифт_20_абзацу_20_за_20_замовчуванням"><text:span text:style-name="T40"><text:s text:c="4"/>cout &lt;&lt; "y dec: " &lt;&lt; oct &lt;&lt; y &lt;&lt; endl;</text:span></text:span></text:p>
      <text:p text:style-name="P29"><text:soft-page-break/><text:span text:style-name="Шрифт_20_абзацу_20_за_20_замовчуванням"><text:span text:style-name="T40"><text:s text:c="4"/>cout &lt;&lt; "z dec: " &lt;&lt; oct &lt;&lt; z &lt;&lt; endl;</text:span></text:span></text:p>
      <text:p text:style-name="P29"><text:span text:style-name="Шрифт_20_абзацу_20_за_20_замовчуванням"><text:span text:style-name="T40"><text:s text:c="4"/>aboutAuthor();</text:span></text:span></text:p>
      <text:p text:style-name="P29"><text:span text:style-name="Шрифт_20_абзацу_20_за_20_замовчуванням"><text:span text:style-name="T40"><text:s text:c="4"/>return 0;</text:span></text:span></text:p>
      <text:p text:style-name="P29"><text:span text:style-name="Шрифт_20_абзацу_20_за_20_замовчуванням"><text:span text:style-name="T40">}</text:span></text:span></text:p>
      <text:p text:style-name="P29"><text:span text:style-name="Шрифт_20_абзацу_20_за_20_замовчуванням"><text:span text:style-name="T40"/></text:span></text:p>
      <text:p text:style-name="P29"><draw:frame draw:style-name="fr1" draw:name="Рамка3" text:anchor-type="paragraph" svg:y="0cm" svg:width="11.852cm" draw:z-index="9" loext:may-break-between-pages="true"><draw:text-box fo:min-height="0.041cm"><table:table table:name="Таблиця3" table:style-name="Таблиця3"><table:table-column table:style-name="Таблиця3.A"/><table:table-column table:style-name="Таблиця3.B"/><table:table-row table:style-name="Таблиця3.1"><table:table-cell table:style-name="Таблиця3.A1" office:value-type="string"><text:p text:style-name="P44" loext:marker-style-name="T34"><text:span text:style-name="Шрифт_20_абзацу_20_за_20_замовчуванням"><text:span text:style-name="T28">Назва</text:span></text:span><text:span text:style-name="Шрифт_20_абзацу_20_за_20_замовчуванням"><text:span text:style-name="T25"> </text:span></text:span><text:span text:style-name="T34">тестового набору</text:span></text:p><text:p text:style-name="P36">Test Suite Description</text:p></table:table-cell><table:table-cell table:style-name="Таблиця3.A1" office:value-type="string"><text:p text:style-name="P32"><text:span text:style-name="T34">TS_lab_8</text:span><text:span text:style-name="T36">.2</text:span></text:p></table:table-cell></table:table-row><table:table-row table:style-name="Таблиця3.1"><table:table-cell table:style-name="Таблиця3.A1" office:value-type="string"><text:p text:style-name="P45" loext:marker-style-name="T34"><text:span text:style-name="T34">Назва проекта / ПЗ</text:span></text:p><text:p text:style-name="P37">Name of Project / Software</text:p></table:table-cell><table:table-cell table:style-name="Таблиця3.A1" office:value-type="string"><text:p text:style-name="P46" loext:marker-style-name="T17"><text:span text:style-name="T27">Gonchar_task</text:span></text:p></table:table-cell></table:table-row><table:table-row table:style-name="Таблиця3.1"><table:table-cell table:style-name="Таблиця3.A1" office:value-type="string"><text:p text:style-name="P45" loext:marker-style-name="T34"><text:span text:style-name="T34">Рівень тестування</text:span></text:p><text:p text:style-name="P37">Level of Testing</text:p></table:table-cell><table:table-cell table:style-name="Таблиця3.A1" office:value-type="string"><text:p text:style-name="P33"><text:span text:style-name="T34">Системне</text:span><text:span text:style-name="T27">/System </text:span><text:span text:style-name="T34">Testing</text:span></text:p></table:table-cell></table:table-row><table:table-row table:style-name="Таблиця3.1"><table:table-cell table:style-name="Таблиця3.A1" office:value-type="string"><text:p text:style-name="P45" loext:marker-style-name="T34"><text:span text:style-name="T34">Автор тест-сьюта </text:span></text:p><text:p text:style-name="P37">Test Suite Author</text:p></table:table-cell><table:table-cell table:style-name="Таблиця3.A1" office:value-type="string"><text:p text:style-name="P46" loext:marker-style-name="T10"><text:span text:style-name="T36">Гончар Артем</text:span><text:span text:style-name="T34">ій</text:span></text:p></table:table-cell></table:table-row><table:table-row table:style-name="Таблиця3.1"><table:table-cell table:style-name="Таблиця3.A1" office:value-type="string"><text:p text:style-name="P45" loext:marker-style-name="T34"><text:span text:style-name="T34">Виконавець </text:span></text:p><text:p text:style-name="P37">Implementer</text:p></table:table-cell><table:table-cell table:style-name="Таблиця3.A1" office:value-type="string"><text:p text:style-name="P46" loext:marker-style-name="T10"><text:span text:style-name="T36">Гончар Артемій</text:span></text:p></table:table-cell></table:table-row></table:table></draw:text-box></draw:frame><text:span text:style-name="Шрифт_20_абзацу_20_за_20_замовчуванням"><text:span text:style-name="T25"><text:s/></text:span></text:span><text:line-break loext:clear="all"/></text:p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 table:style-name="Таблиця4.1">
          <table:table-cell table:style-name="Таблиця4.A1" office:value-type="string">
            <text:p text:style-name="P38">Ід-р тест-кейса / Test Case ID</text:p>
          </table:table-cell>
          <table:table-cell table:style-name="Таблиця4.A1" office:value-type="string">
            <text:p text:style-name="P4" loext:marker-style-name="T34"><text:span text:style-name="T34">Дії (кроки) /</text:span><text:span text:style-name="T34"/></text:p>
            <text:p text:style-name="P4" loext:marker-style-name="T34"><text:span text:style-name="T34">Action</text:span><text:span text:style-name="T34"/></text:p>
            <text:p text:style-name="P4"><text:span text:style-name="T34">(Test Step</text:span><text:span text:style-name="T27">s</text:span><text:span text:style-name="T34">)</text:span></text:p>
          </table:table-cell>
          <table:table-cell table:style-name="Таблиця4.A1" office:value-type="string">
            <text:p text:style-name="P4" loext:marker-style-name="T34"><text:span text:style-name="T34">Очікуваний</text:span><text:span text:style-name="T34"/></text:p>
            <text:p text:style-name="P4" loext:marker-style-name="T34"><text:span text:style-name="T34">результат /</text:span><text:span text:style-name="T34"/></text:p>
            <text:p text:style-name="P38">Expected Result</text:p>
          </table:table-cell>
          <table:table-cell table:style-name="Таблиця4.A1" office:value-type="string">
            <text:p text:style-name="P48" loext:marker-style-name="T34"><text:span text:style-name="T34">Результат тестування (пройшов/не вдалося/ заблокований) /</text:span><text:span text:style-name="T34"/></text:p>
            <text:p text:style-name="P39">Test Result<text:line-break/>(passed/failed/ blocked)</text:p>
          </table:table-cell>
        </table:table-row>
        <table:table-row table:style-name="Таблиця4.2">
          <table:table-cell table:style-name="Таблиця4.A2" office:value-type="string">
            <text:p text:style-name="P4" loext:marker-style-name="T17"><text:span text:style-name="T27">TC_</text:span><text:span text:style-name="T36">01</text:span></text:p>
          </table:table-cell>
          <table:table-cell table:style-name="Таблиця4.B2" office:value-type="string">
            <text:p text:style-name="P4" loext:marker-style-name="T27"><text:span text:style-name="T27">1)</text:span><text:span text:style-name="T36">Введення </text:span><text:span text:style-name="T27">x,y,z:</text:span></text:p>
            <text:p text:style-name="P4" loext:marker-style-name="T27"><text:span text:style-name="T27">1,1,1</text:span><text:span text:style-name="T27"/></text:p>
            <text:p text:style-name="P4" loext:marker-style-name="T27"><text:span text:style-name="T27">2)</text:span><text:span text:style-name="T36">Введення </text:span><text:span text:style-name="T27">a,b:</text:span></text:p>
            <text:p text:style-name="P42">1,1</text:p>
          </table:table-cell>
          <table:table-cell table:style-name="Таблиця4.C2" office:value-type="string">
            <text:p text:style-name="P4" loext:marker-style-name="T27"><text:span text:style-name="T27">Enter x,y,z</text:span><text:span text:style-name="T27"/></text:p>
            <text:p text:style-name="P4" loext:marker-style-name="T27"><text:span text:style-name="T27">Enter a, b</text:span><text:span text:style-name="T27"/></text:p>
            <text:p text:style-name="P4" loext:marker-style-name="T27"><text:span text:style-name="T27">-1.15709</text:span><text:span text:style-name="T27"/></text:p>
            <text:p text:style-name="P4" loext:marker-style-name="T27"><text:span text:style-name="T27">0</text:span><text:span text:style-name="T27"/></text:p>
            <text:p text:style-name="P4" loext:marker-style-name="T27"><text:span text:style-name="T27">x hex: 1</text:span><text:span text:style-name="T27"/></text:p>
            <text:p text:style-name="P4" loext:marker-style-name="T27"><text:span text:style-name="T27">y hex: 1</text:span><text:span text:style-name="T27"/></text:p>
            <text:p text:style-name="P4" loext:marker-style-name="T27"><text:span text:style-name="T27">z hex: 1</text:span><text:span text:style-name="T27"/></text:p>
            <text:p text:style-name="P4" loext:marker-style-name="T27"><text:span text:style-name="T27">x dec: 1</text:span><text:span text:style-name="T27"/></text:p>
            <text:p text:style-name="P4" loext:marker-style-name="T27"><text:span text:style-name="T27">y dec: 1</text:span><text:span text:style-name="T27"/></text:p>
            <text:p text:style-name="P4" loext:marker-style-name="T27"><text:span text:style-name="T27">z dec: 1</text:span><text:span text:style-name="T27"/></text:p>
            <text:p text:style-name="P4" loext:marker-style-name="T17"><text:span text:style-name="T27">Гончар Артемій ©</text:span><text:span text:style-name="T27"/></text:p>
          </table:table-cell>
          <table:table-cell table:style-name="Таблиця4.D2" office:value-type="string">
            <text:p text:style-name="P4" loext:marker-style-name="T17"><text:span text:style-name="T27">Passed</text:span><text:span text:style-name="T27"/></text:p>
          </table:table-cell>
        </table:table-row>
        <table:table-row table:style-name="Таблиця4.2">
          <table:table-cell table:style-name="Таблиця4.A3" office:value-type="string">
            <text:p text:style-name="P4" loext:marker-style-name="T17"><text:span text:style-name="T27">TC_</text:span><text:span text:style-name="T36">02</text:span></text:p>
          </table:table-cell>
          <table:table-cell table:style-name="Таблиця4.B3" office:value-type="string">
            <text:p text:style-name="P4" loext:marker-style-name="T36"><text:span text:style-name="T36">1)Введення </text:span><text:span text:style-name="T27">x</text:span><text:span text:style-name="T36">,</text:span><text:span text:style-name="T27">y</text:span><text:span text:style-name="T36">,</text:span><text:span text:style-name="T27">z</text:span><text:span text:style-name="T36">:</text:span></text:p>
            <text:p text:style-name="P4" loext:marker-style-name="T27"><text:span text:style-name="T27">69,16,1</text:span><text:span text:style-name="T27"/></text:p>
            <text:p text:style-name="P4" loext:marker-style-name="T36"><text:span text:style-name="T36">2)Введення </text:span><text:span text:style-name="T27">a</text:span><text:span text:style-name="T36">,</text:span><text:span text:style-name="T27">b</text:span><text:span text:style-name="T36">:</text:span></text:p>
            <text:p text:style-name="P4" loext:marker-style-name="T17"><text:span text:style-name="T27">50,0</text:span><text:span text:style-name="T27"/></text:p>
          </table:table-cell>
          <table:table-cell table:style-name="Таблиця4.C3" office:value-type="string">
            <text:p text:style-name="P4" loext:marker-style-name="T27"><text:span text:style-name="T27">Enter x,y,z</text:span><text:span text:style-name="T27"/></text:p>
            <text:p text:style-name="P4" loext:marker-style-name="T27"><text:span text:style-name="T27">Enter a, b</text:span><text:span text:style-name="T27"/></text:p>
            <text:p text:style-name="P4" loext:marker-style-name="T27"><text:span text:style-name="T27">-37167.3</text:span><text:span text:style-name="T27"/></text:p>
            <text:p text:style-name="P4" loext:marker-style-name="T27"><text:span text:style-name="T27">0</text:span><text:span text:style-name="T27"/></text:p>
            <text:p text:style-name="P4" loext:marker-style-name="T27"><text:span text:style-name="T27">x hex: 45</text:span><text:span text:style-name="T27"/></text:p>
            <text:p text:style-name="P4" loext:marker-style-name="T27"><text:span text:style-name="T27">y hex: 10</text:span><text:span text:style-name="T27"/></text:p>
            <text:p text:style-name="P4" loext:marker-style-name="T27"><text:span text:style-name="T27">z hex: 1</text:span><text:span text:style-name="T27"/></text:p>
            <text:p text:style-name="P4" loext:marker-style-name="T27"><text:span text:style-name="T27">x dec: 105</text:span><text:span text:style-name="T27"/></text:p>
            <text:p text:style-name="P4" loext:marker-style-name="T27"><text:span text:style-name="T27">y dec: 20</text:span><text:span text:style-name="T27"/></text:p>
            <text:p text:style-name="P4" loext:marker-style-name="T27"><text:span text:style-name="T27">z dec: 1</text:span><text:span text:style-name="T27"/></text:p>
            <text:p text:style-name="P4" loext:marker-style-name="T17"><text:span text:style-name="T27">Гончар Артемій ©</text:span><text:span text:style-name="T27"/></text:p>
          </table:table-cell>
          <table:table-cell table:style-name="Таблиця4.D3" office:value-type="string">
            <text:p text:style-name="P4" loext:marker-style-name="T17"><text:span text:style-name="T27">Passed</text:span><text:span text:style-name="T27"/></text:p>
          </table:table-cell>
        </table:table-row>
        <text:soft-page-break/>
        <table:table-row table:style-name="Таблиця4.2">
          <table:table-cell table:style-name="Таблиця4.A4" office:value-type="string">
            <text:p text:style-name="P47" loext:marker-style-name="T17"><text:span text:style-name="T27">TC_</text:span><text:span text:style-name="T36">03</text:span></text:p>
          </table:table-cell>
          <table:table-cell table:style-name="Таблиця4.B4" office:value-type="string">
            <text:p text:style-name="P47" loext:marker-style-name="T36"><text:span text:style-name="T36">1)Введення </text:span><text:span text:style-name="T27">x</text:span><text:span text:style-name="T36">,</text:span><text:span text:style-name="T27">y</text:span><text:span text:style-name="T36">,</text:span><text:span text:style-name="T27">z</text:span><text:span text:style-name="T36">:</text:span></text:p>
            <text:p text:style-name="P47" loext:marker-style-name="T27"><text:span text:style-name="T27">0,0,0</text:span><text:span text:style-name="T27"/></text:p>
            <text:p text:style-name="P47" loext:marker-style-name="T36"><text:span text:style-name="T36">2)Введення </text:span><text:span text:style-name="T27">a</text:span><text:span text:style-name="T36">,</text:span><text:span text:style-name="T27">b</text:span><text:span text:style-name="T36">:</text:span></text:p>
            <text:p text:style-name="P47" loext:marker-style-name="T17"><text:span text:style-name="T27">0,0</text:span><text:span text:style-name="T27"/></text:p>
          </table:table-cell>
          <table:table-cell table:style-name="Таблиця4.C4" office:value-type="string">
            <text:p text:style-name="P47" loext:marker-style-name="T27"><text:span text:style-name="T27">Enter x,y,z</text:span><text:span text:style-name="T27"/></text:p>
            <text:p text:style-name="P47" loext:marker-style-name="T27"><text:span text:style-name="T27">Enter a, b</text:span><text:span text:style-name="T27"/></text:p>
            <text:p text:style-name="P47" loext:marker-style-name="T27"><text:span text:style-name="T27">inf</text:span><text:span text:style-name="T27"/></text:p>
            <text:p text:style-name="P47" loext:marker-style-name="T27"><text:span text:style-name="T27">0</text:span><text:span text:style-name="T27"/></text:p>
            <text:p text:style-name="P47" loext:marker-style-name="T27"><text:span text:style-name="T27">x hex: 0</text:span><text:span text:style-name="T27"/></text:p>
            <text:p text:style-name="P47" loext:marker-style-name="T27"><text:span text:style-name="T27">y hex: 0</text:span><text:span text:style-name="T27"/></text:p>
            <text:p text:style-name="P47" loext:marker-style-name="T27"><text:span text:style-name="T27">z hex: 0</text:span><text:span text:style-name="T27"/></text:p>
            <text:p text:style-name="P47" loext:marker-style-name="T27"><text:span text:style-name="T27">x dec: 0</text:span><text:span text:style-name="T27"/></text:p>
            <text:p text:style-name="P47" loext:marker-style-name="T27"><text:span text:style-name="T27">y dec: 0</text:span><text:span text:style-name="T27"/></text:p>
            <text:p text:style-name="P47" loext:marker-style-name="T27"><text:span text:style-name="T27">z dec: 0</text:span><text:span text:style-name="T27"/></text:p>
            <text:p text:style-name="P47" loext:marker-style-name="T17"><text:span text:style-name="T27">Гончар Артемій ©</text:span><text:span text:style-name="T27"/></text:p>
          </table:table-cell>
          <table:table-cell table:style-name="Таблиця4.D4" office:value-type="string">
            <text:p text:style-name="P47" loext:marker-style-name="T17"><text:span text:style-name="T27">Passed</text:span><text:span text:style-name="T27"/></text:p>
          </table:table-cell>
        </table:table-row>
        <table:table-row table:style-name="Таблиця4.2">
          <table:table-cell table:style-name="Таблиця4.A5" office:value-type="string">
            <text:p text:style-name="P47" loext:marker-style-name="T17"><text:span text:style-name="T27">TC_</text:span><text:span text:style-name="T36">04</text:span></text:p>
          </table:table-cell>
          <table:table-cell table:style-name="Таблиця4.B5" office:value-type="string">
            <text:p text:style-name="P47" loext:marker-style-name="T36"><text:span text:style-name="T36">1)Введення </text:span><text:span text:style-name="T27">x</text:span><text:span text:style-name="T36">,</text:span><text:span text:style-name="T27">y</text:span><text:span text:style-name="T36">,</text:span><text:span text:style-name="T27">z</text:span><text:span text:style-name="T36">:</text:span></text:p>
            <text:p text:style-name="P47" loext:marker-style-name="T27"><text:span text:style-name="T27">12,0,3</text:span><text:span text:style-name="T27"/></text:p>
            <text:p text:style-name="P47" loext:marker-style-name="T36"><text:span text:style-name="T36">2)Введення </text:span><text:span text:style-name="T27">a</text:span><text:span text:style-name="T36">,</text:span><text:span text:style-name="T27">b</text:span><text:span text:style-name="T36">:</text:span></text:p>
            <text:p text:style-name="P47" loext:marker-style-name="T17"><text:span text:style-name="T27">1,1</text:span><text:span text:style-name="T27"/></text:p>
          </table:table-cell>
          <table:table-cell table:style-name="Таблиця4.C5" office:value-type="string">
            <text:p text:style-name="P47" loext:marker-style-name="T34"><text:span text:style-name="T34">Enter x,y,z</text:span><text:span text:style-name="T34"/></text:p>
            <text:p text:style-name="P47" loext:marker-style-name="T34"><text:span text:style-name="T34">Enter a, b</text:span><text:span text:style-name="T34"/></text:p>
            <text:p text:style-name="P47" loext:marker-style-name="T34"><text:span text:style-name="T34">-425.971</text:span><text:span text:style-name="T34"/></text:p>
            <text:p text:style-name="P47" loext:marker-style-name="T34"><text:span text:style-name="T34">0</text:span><text:span text:style-name="T34"/></text:p>
            <text:p text:style-name="P47" loext:marker-style-name="T34"><text:span text:style-name="T34">x hex: c</text:span><text:span text:style-name="T34"/></text:p>
            <text:p text:style-name="P47" loext:marker-style-name="T34"><text:span text:style-name="T34">y hex: 0</text:span><text:span text:style-name="T34"/></text:p>
            <text:p text:style-name="P47" loext:marker-style-name="T34"><text:span text:style-name="T34">z hex: 3</text:span><text:span text:style-name="T34"/></text:p>
            <text:p text:style-name="P47" loext:marker-style-name="T34"><text:span text:style-name="T34">x dec: 14</text:span><text:span text:style-name="T34"/></text:p>
            <text:p text:style-name="P47" loext:marker-style-name="T34"><text:span text:style-name="T34">y dec: 0</text:span><text:span text:style-name="T34"/></text:p>
            <text:p text:style-name="P47" loext:marker-style-name="T34"><text:span text:style-name="T34">z dec: 3</text:span><text:span text:style-name="T34"/></text:p>
            <text:p text:style-name="P40">Гончар Артемій ©</text:p>
          </table:table-cell>
          <table:table-cell table:style-name="Таблиця4.D5" office:value-type="string">
            <text:p text:style-name="P47" loext:marker-style-name="T17"><text:span text:style-name="T27">Passed</text:span><text:span text:style-name="T27"/></text:p>
          </table:table-cell>
        </table:table-row>
        <table:table-row table:style-name="Таблиця4.2">
          <table:table-cell table:style-name="Таблиця4.A6" office:value-type="string">
            <text:p text:style-name="P47" loext:marker-style-name="T17"><text:span text:style-name="T27">TC_</text:span><text:span text:style-name="T36">05</text:span></text:p>
          </table:table-cell>
          <table:table-cell table:style-name="Таблиця4.B6" office:value-type="string">
            <text:p text:style-name="P47" loext:marker-style-name="T36"><text:span text:style-name="T36">1)Введення </text:span><text:span text:style-name="T27">x</text:span><text:span text:style-name="T36">,</text:span><text:span text:style-name="T27">y</text:span><text:span text:style-name="T36">,</text:span><text:span text:style-name="T27">z</text:span><text:span text:style-name="T36">:</text:span></text:p>
            <text:p text:style-name="P47" loext:marker-style-name="T27"><text:span text:style-name="T27">100,99,88</text:span><text:span text:style-name="T27"/></text:p>
            <text:p text:style-name="P47" loext:marker-style-name="T36"><text:span text:style-name="T36">2)Введення </text:span><text:span text:style-name="T27">a</text:span><text:span text:style-name="T36">,</text:span><text:span text:style-name="T27">b</text:span><text:span text:style-name="T36">:</text:span></text:p>
            <text:p text:style-name="P47" loext:marker-style-name="T17"><text:span text:style-name="T27">100,99</text:span><text:span text:style-name="T27"/></text:p>
          </table:table-cell>
          <table:table-cell table:style-name="Таблиця4.C6" office:value-type="string">
            <text:p text:style-name="P47" loext:marker-style-name="T27"><text:span text:style-name="T27">Enter x,y,z</text:span><text:span text:style-name="T27"/></text:p>
            <text:p text:style-name="P47" loext:marker-style-name="T27"><text:span text:style-name="T27">Enter a, b</text:span><text:span text:style-name="T27"/></text:p>
            <text:p text:style-name="P47" loext:marker-style-name="T27"><text:span text:style-name="T27">nan</text:span><text:span text:style-name="T27"/></text:p>
            <text:p text:style-name="P47" loext:marker-style-name="T27"><text:span text:style-name="T27">0</text:span><text:span text:style-name="T27"/></text:p>
            <text:p text:style-name="P47" loext:marker-style-name="T27"><text:span text:style-name="T27">x hex: 64</text:span><text:span text:style-name="T27"/></text:p>
            <text:p text:style-name="P47" loext:marker-style-name="T27"><text:span text:style-name="T27">y hex: 63</text:span><text:span text:style-name="T27"/></text:p>
            <text:p text:style-name="P47" loext:marker-style-name="T27"><text:span text:style-name="T27">z hex: 58</text:span><text:span text:style-name="T27"/></text:p>
            <text:p text:style-name="P47" loext:marker-style-name="T27"><text:span text:style-name="T27">x dec: 144</text:span><text:span text:style-name="T27"/></text:p>
            <text:p text:style-name="P47" loext:marker-style-name="T27"><text:span text:style-name="T27">y dec: 143</text:span><text:span text:style-name="T27"/></text:p>
            <text:p text:style-name="P47" loext:marker-style-name="T27"><text:span text:style-name="T27">z dec: 130</text:span><text:span text:style-name="T27"/></text:p>
            <text:p text:style-name="P47" loext:marker-style-name="T17"><text:span text:style-name="T27">Гончар Артемій ©</text:span><text:span text:style-name="T27"/></text:p>
          </table:table-cell>
          <table:table-cell table:style-name="Таблиця4.D6" office:value-type="string">
            <text:p text:style-name="P47" loext:marker-style-name="T17"><text:span text:style-name="T27">Passed</text:span><text:span text:style-name="T27"/></text:p>
          </table:table-cell>
        </table:table-row>
      </table:table>
      <text:p text:style-name="P41" loext:marker-style-name="T34"/>
      <text:p text:style-name="P41" loext:marker-style-name="T34"/>
      <text:p text:style-name="P28"><text:span text:style-name="Шрифт_20_абзацу_20_за_20_замовчуванням"><text:span text:style-name="T25"/></text:span></text:p>
      <text:p text:style-name="P28"><text:span text:style-name="Шрифт_20_абзацу_20_за_20_замовчуванням"><text:span text:style-name="T25"/></text:span></text:p>
      <text:p text:style-name="P28"><text:span text:style-name="Шрифт_20_абзацу_20_за_20_замовчуванням"><text:span text:style-name="T25"/></text:span></text:p>
      <text:p text:style-name="P28"><text:span text:style-name="Шрифт_20_абзацу_20_за_20_замовчуванням"><text:span text:style-name="T25"/></text:span></text:p>
      <text:p text:style-name="P17">Висновок: <text:span text:style-name="T37">Виконання </text:span><text:span text:style-name="T14">цієї </text:span><text:span text:style-name="T13">лабораторн</text:span><text:span text:style-name="T14">ої</text:span><text:span text:style-name="T37"> роб</text:span><text:span text:style-name="T14">оти</text:span><text:span text:style-name="T19"> </text:span><text:span text:style-name="T38">навчило мене робити власн</text:span><text:span text:style-name="T15">і модулі, але було трішки складно тому що в методичці не розписано як зробити деякі дії по створенню модуля. Саме завдання не було дуже цікавим (я не люблю математичні задачки). <text:s/></text:span></text:p>
      <text:p text:style-name="P22"><text:span text:style-name="T18"/></text:p>
      <text:p text:style-name="P20"><text:soft-page-break/>Відповіді на питання:</text:p>
      <text:p text:style-name="P15">1. Мета процесів проектування ПЗ відповідно до стандарту ISO/IEC 12207:2008 - створення високоякісного програмного продукту відповідно до вимог клієнта. Задачі включають аналіз вимог, розробку архітектури, написання коду, тестування та підтримку.</text:p>
      <text:p text:style-name="P15">2. Функція в C/C++ - це блок коду, що виконує певну операцію. Модуль - це група функцій та даних, що реалізують певний функціонал.</text:p>
      <text:p text:style-name="P15">3. Функція `main` - основна функція, що викликається при запуску програми, відрізняється тим, що її наявність обов'язкова для компіляції програми.</text:p>
      <text:p text:style-name="P15">4. Маніпулятори в C++ - це функції, що контролюють вивід та ввід даних, змінюючи їх формат.</text:p>
      <text:p text:style-name="P15">5. Заголовковий файл у процесі препроцесинга програми використовується для включення декларацій функцій та класів.</text:p>
      <text:p text:style-name="P15">6. Заголовковий файл `iostream` використовується для роботи з введенням/виведенням даних.</text:p>
      <text:p text:style-name="P15">7. Стандартний простір імен у C++ - `std`, визначається директивою `using namespace std`.</text:p>
      <text:p text:style-name="P15">8. Приклади одночасного оголошення та ініціалізації змінних: `int x = 10;`, `double y = 3.14;`, `char ch = 'A';`.</text:p>
      <text:p text:style-name="P15">9. У ідентифікаторах в C/C++ не можна використовувати спеціальні символи, такі як `!`, `@`, `#`.</text:p>
      <text:p text:style-name="P15">10. Десятковий літерал у шістнадцятковій системі можна вивести використовуючи маніпулятор потоку `hex`.</text:p>
      <text:p text:style-name="P15">11. Для використання функцій нестандартної бібліотеки потрібно підключити її заголовковий файл та скомпілювати програму з використанням цієї бібліотеки.</text:p>
      <text:p text:style-name="P15">12. Заголовковий файл містить декларації, об'єктний файл - виконуваний код.</text:p>
      <text:p text:style-name="P15">13. Консольне виведення нестандартних символів у С/С++ здійснюється за допомогою відповідних ASCII-кодів.</text:p>
      <text:p text:style-name="P15">14. У символьних константах можна використовувати один символ, а в <text:soft-page-break/>рядкових - декілька символів.</text:p>
      <text:p text:style-name="P15">15. Прототип функції у С/С++ має вигляд `тип_повернення ім'я_функції(параметри);`, його використовують для попередньої декларації функцій.</text:p>
      <text:p text:style-name="P15">16. Результат функції повертається за допомогою оператора `return`.</text:p>
      <text:p text:style-name="P15">17. ESC-послідовності використовуються для керування виведенням та керування терміналом.</text:p>
      <text:p text:style-name="P15">18. Функції з `cmath` та `math.h` використовуються для математичних операцій.</text:p>
      <text:p text:style-name="P15">19. Тестові драйвери використовуються для тестування функцій або модулів.</text:p>
      <text:p text:style-name="P15">20. Тестування модулів полягає в перевірці окремих функцій або модулів, в той час як тестування програмного засобу - це перевірка програми в цілому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uk" fo:country="UA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uk" fo:country="U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har_20_Знак_20_Знак_20_Char_20_Знак_20_Знак_20_Знак_20_Знак_20_Знак_20_Знак_20_Знак_20_Знак_20_Знак_20_Знак_20_Знак_20_Знак_20_Знак" style:display-name="Char Знак Знак Char Знак Знак Знак Знак Знак Знак Знак Знак Знак Знак Знак Знак Знак" style:family="paragraph" style:parent-style-name="Standard">
      <style:text-properties style:font-name="Verdana" fo:font-family="Verdana" style:font-family-generic="swiss" style:font-pitch="variable" fo:language="en" fo:country="US" style:font-name-complex="Verdana" style:font-family-complex="Verdana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Звичайний" style:family="paragraph">
      <style:paragraph-properties fo:hyphenation-ladder-count="no-limit"/>
      <style:text-properties fo:font-size="12pt" fo:language="uk" fo:country="UA" style:font-size-asian="12pt" style:language-asian="uk" style:country-asian="UA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uk" fo:country="UA" style:font-name-asian="Courier New1" style:font-family-asian="'Courier New'" style:font-family-generic-asian="system" style:font-pitch-asian="variable" style:font-size-asian="10pt" style:language-asian="uk" style:country-asian="UA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Основной_20_шрифт_20_абзаца"/>
    <style:style style:name="ListLabel_20_131" style:display-name="ListLabel 1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2" style:display-name="ListLabel 1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3" style:display-name="ListLabel 1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7" style:display-name="ListLabel 1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8" style:display-name="ListLabel 1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9" style:display-name="ListLabel 1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0" style:display-name="ListLabel 1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1" style:display-name="ListLabel 1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2" style:display-name="ListLabel 1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6" style:display-name="ListLabel 1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7" style:display-name="ListLabel 1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8" style:display-name="ListLabel 1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9" style:display-name="ListLabel 1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0" style:display-name="ListLabel 1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1" style:display-name="ListLabel 1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2" style:display-name="ListLabel 1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3" style:display-name="ListLabel 1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4" style:display-name="ListLabel 1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5" style:display-name="ListLabel 1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6" style:display-name="ListLabel 1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7" style:display-name="ListLabel 1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8" style:display-name="ListLabel 1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9" style:display-name="ListLabel 1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0" style:display-name="ListLabel 2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1" style:display-name="ListLabel 2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2" style:display-name="ListLabel 2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3" style:display-name="ListLabel 2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4" style:display-name="ListLabel 2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5" style:display-name="ListLabel 2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6" style:display-name="ListLabel 2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7" style:display-name="ListLabel 2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8" style:display-name="ListLabel 2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9" style:display-name="ListLabel 2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0" style:display-name="ListLabel 2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1" style:display-name="ListLabel 2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2" style:display-name="ListLabel 2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3" style:display-name="ListLabel 2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4" style:display-name="ListLabel 2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5" style:display-name="ListLabel 2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6" style:display-name="ListLabel 2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7" style:display-name="ListLabel 2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8" style:display-name="ListLabel 2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9" style:display-name="ListLabel 2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0" style:display-name="ListLabel 220" style:family="text">
      <style:text-properties style:font-name-complex="Times New Roman1" style:font-family-complex="'Times New Roman'" style:font-family-generic-complex="system" style:font-pitch-complex="variable"/>
    </style:style>
    <style:style style:name="Шрифт_20_абзацу_20_за_20_замовчуванням" style:display-name="Шрифт абзацу за замовчуванням" style:family="text"/>
    <style:style style:name="Numbering_20_Symbols" style:display-name="Numbering Symbols" style:family="text"/>
    <style:style style:name="Default_20_Paragraph_20_Font_20__28_WW_29_" style:display-name="Default Paragraph Font (WW)" style:family="text"/>
    <style:style style:name="Верхний_20_колонтитул_20_Знак" style:display-name="Верхний колонтитул Знак" style:family="text" style:parent-style-name="Default_20_Paragraph_20_Font_20__28_WW_29_"/>
    <style:style style:name="Нижний_20_колонтитул_20_Знак" style:display-name="Нижний колонтитул Знак" style:family="text" style:parent-style-name="Default_20_Paragraph_20_Font_20__28_WW_29_"/>
    <style:style style:name="page_20_number" style:display-name="page number" style:family="text" style:parent-style-name="Default_20_Paragraph_20_Font_20__28_WW_29_">
      <style:text-properties fo:font-size="12pt" style:font-size-asian="12pt" style:font-size-complex="1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a">
      <text:list-level-style-number text:level="1" text:style-name="ListLabel_20_13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14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text:style-name="ListLabel_20_14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text:style-name="ListLabel_20_15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number text:level="1" text:style-name="ListLabel_20_16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a">
      <text:list-level-style-number text:level="1" text:style-name="ListLabel_20_17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a">
      <text:list-level-style-number text:level="1" text:style-name="ListLabel_20_18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a">
      <text:list-level-style-number text:level="1" text:style-name="ListLabel_20_19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a">
      <text:list-level-style-number text:level="1" text:style-name="ListLabel_20_20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a">
      <text:list-level-style-number text:level="1" text:style-name="ListLabel_20_21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1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1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114" number:language="uk" number:country="UA">
      <number:hours/>
      <number:text>:</number:text>
      <number:minutes number:style="long"/>
      <number:text>:</number:text>
      <number:seconds number:style="long"/>
    </number:time-style>
    <number:date-style style:name="N20129" number:language="en" number:country="US">
      <number:month/>
      <number:text>/</number:text>
      <number:day/>
      <number:text>/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right="0.635cm"/>
    </style:style>
    <style:style style:name="M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>
      <style:page-layout-properties fo:page-width="21.001cm" fo:page-height="29.7cm" style:num-format="1" style:print-orientation="portrait" fo:margin-top="0.951cm" fo:margin-bottom="1cm" fo:margin-left="2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Рамка1" text:anchor-type="paragraph" svg:y="0.002cm" draw:z-index="7"><draw:text-box fo:min-height="0.058cm" fo:min-width="0.041cm"><text:p text:style-name="Header"><text:span text:style-name="Page_20_Number"><text:page-number text:select-page="current">8</text:page-number></text:span></text:p></draw:text-box></draw:frame></text:p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ШАБЛОН : Титульний аркуш звіту про ЛР</dc:title>
    <dc:subject>Модульне програмування // Титульний аркуш звіту про ЛР</dc:subject>
    <meta:keyword/>
    <meta:initial-creator>Доренський О. П.</meta:initial-creator>
    <meta:creation-date>2016-09-17T12:13:00</meta:creation-date>
    <dc:date>2024-03-01T23:17:08.389000000</dc:date>
    <meta:editing-cycles>92</meta:editing-cycles>
    <meta:editing-duration>PT1H32M33S</meta:editing-duration>
    <meta:generator>LibreOffice/7.6.3.2$Windows_X86_64 LibreOffice_project/29d686fea9f6705b262d369fede658f824154cc0</meta:generator>
    <meta:document-statistic meta:table-count="4" meta:image-count="0" meta:object-count="0" meta:page-count="9" meta:paragraph-count="288" meta:word-count="1028" meta:character-count="7268" meta:non-whitespace-character-count="6343"/>
  </office:meta>
</office:document-meta>
</file>